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0.4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50.29pt"/>
    </style:style>
    <style:style style:name="co4" style:family="table-column">
      <style:table-column-properties fo:break-before="auto" style:column-width="76.11pt"/>
    </style:style>
    <style:style style:name="co5" style:family="table-column">
      <style:table-column-properties fo:break-before="auto" style:column-width="26.16pt"/>
    </style:style>
    <style:style style:name="co6" style:family="table-column">
      <style:table-column-properties fo:break-before="auto" style:column-width="73.76pt"/>
    </style:style>
    <style:style style:name="co7" style:family="table-column">
      <style:table-column-properties fo:break-before="auto" style:column-width="59.44pt"/>
    </style:style>
    <style:style style:name="co8" style:family="table-column">
      <style:table-column-properties fo:break-before="auto" style:column-width="92.75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39.74pt" fo:break-before="auto" style:use-optimal-row-height="false"/>
    </style:style>
    <style:style style:name="ro3" style:family="table-row">
      <style:table-row-properties style:row-height="51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Drenthe">
      <style:table-properties table:display="true" style:writing-mode="lr-tb"/>
    </style:style>
    <style:style style:name="ce1" style:family="table-cell" style:parent-style-name="TL_20_Title">
      <style:table-cell-properties fo:border-bottom="1.76pt solid #313739" style:diagonal-bl-tr="none" style:diagonal-tl-br="none" fo:border-left="1.76pt solid #313739" fo:border-right="none" fo:border-top="1.76pt solid #313739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TL_20_RowHeader">
      <style:table-cell-properties fo:border-bottom="none" style:diagonal-bl-tr="none" style:diagonal-tl-br="none" fo:border-left="1.76pt solid #313739" fo:border-right="none" fo:border-top="1.76pt solid #313739"/>
    </style:style>
    <style:style style:name="ce6" style:family="table-cell" style:parent-style-name="TL_20_RowHeader">
      <style:table-cell-properties fo:border-bottom="none" style:diagonal-bl-tr="none" style:diagonal-tl-br="none" fo:border-left="1.76pt solid #313739" fo:border-right="none" fo:border-top="none"/>
    </style:style>
    <style:style style:name="ce7" style:family="table-cell" style:parent-style-name="TL_20_RowHeader">
      <style:table-cell-properties fo:border-bottom="1.76pt solid #313739" style:diagonal-bl-tr="none" style:diagonal-tl-br="none" fo:border-left="1.76pt solid #313739" fo:border-right="none" fo:border-top="none"/>
    </style:style>
    <style:style style:name="ce8" style:family="table-cell" style:parent-style-name="Default">
      <style:table-cell-properties fo:border-bottom="1.76pt solid #313739" style:diagonal-bl-tr="none" style:diagonal-tl-br="none" fo:border-left="none" fo:padding="2.01pt" fo:border-right="none" style:rotation-align="none" fo:border-top="1.76pt solid #313739"/>
    </style:style>
    <style:style style:name="ce9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313739" style:vertical-align="top" loext:vertical-justify="auto"/>
      <style:paragraph-properties css3t:text-justify="auto" fo:margin-left="0pt" style:writing-mode="page"/>
    </style:style>
    <style:style style:name="ce12" style:family="table-cell" style:parent-style-name="TL_20_RowHeader">
      <style:table-cell-properties style:glyph-orientation-vertical="0" style:text-align-source="value-type" style:repeat-content="false" fo:wrap-option="wrap" style:direction="ltr" style:rotation-angle="0" style:shrink-to-fit="false" style:vertical-align="top" loext:vertical-justify="auto"/>
      <style:paragraph-properties css3t:text-justify="auto" fo:margin-left="0pt" style:writing-mode="page"/>
    </style:style>
    <style:style style:name="ce13" style:family="table-cell" style:parent-style-name="TL_20_RowHeader">
      <style:table-cell-properties fo:border-bottom="1.76pt solid #313739" style:diagonal-bl-tr="none" style:diagonal-tl-br="none" fo:border-left="none" fo:border-right="none" fo:border-top="none"/>
    </style:style>
    <style:style style:name="ce14" style:family="table-cell" style:parent-style-name="Default">
      <style:table-cell-properties fo:border-bottom="1.76pt solid #313739" style:diagonal-bl-tr="none" style:diagonal-tl-br="none" fo:border-left="none" fo:border-right="none" fo:border-top="1.76pt solid #313739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border-right="none" fo:border-top="1.76pt solid #313739"/>
    </style:style>
    <style:style style:name="ce18" style:family="table-cell" style:parent-style-name="Default">
      <style:table-cell-properties fo:border-bottom="1.76pt solid #313739" style:diagonal-bl-tr="none" style:diagonal-tl-br="none" fo:border-left="none" fo:border-right="none" fo:border-top="none"/>
    </style:style>
    <style:style style:name="ce19" style:family="table-cell" style:parent-style-name="TL_20_RowProperty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TL_20_RowHeader">
      <style:table-cell-properties fo:border-bottom="none" style:diagonal-bl-tr="none" style:diagonal-tl-br="none" fo:border-left="none" fo:border-right="1.76pt solid #313739" fo:border-top="1.76pt solid #313739"/>
    </style:style>
    <style:style style:name="ce22" style:family="table-cell" style:parent-style-name="TL_20_RowHeader">
      <style:table-cell-properties fo:border-bottom="none" style:diagonal-bl-tr="none" style:diagonal-tl-br="none" fo:border-left="none" fo:border-right="1.76pt solid #313739" fo:border-top="none"/>
    </style:style>
    <style:style style:name="ce23" style:family="table-cell" style:parent-style-name="TL_20_RowHeader">
      <style:table-cell-properties fo:border-bottom="1.76pt solid #313739" style:diagonal-bl-tr="none" style:diagonal-tl-br="none" fo:border-left="none" fo:border-right="1.76pt solid #313739" fo:border-top="none"/>
    </style:style>
    <style:style style:name="ce24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TL_20_Data">
      <style:table-cell-properties fo:border-bottom="none" style:diagonal-bl-tr="none" style:diagonal-tl-br="none" fo:border-left="1.76pt solid #313739" fo:border-right="none" fo:border-top="1.76pt solid #313739"/>
    </style:style>
    <style:style style:name="ce27" style:family="table-cell" style:parent-style-name="TL_20_Data">
      <style:table-cell-properties fo:border-bottom="none" style:diagonal-bl-tr="none" style:diagonal-tl-br="none" fo:border-left="1.76pt solid #313739" fo:border-right="none" fo:border-top="none"/>
    </style:style>
    <style:style style:name="ce28" style:family="table-cell" style:parent-style-name="TL_20_Data">
      <style:table-cell-properties fo:border-bottom="1.76pt solid #313739" style:diagonal-bl-tr="none" style:diagonal-tl-br="none" fo:border-left="1.76pt solid #313739" fo:border-right="none" fo:border-top="none"/>
    </style:style>
    <style:style style:name="ce29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</style:style>
    <style:style style:name="ce30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TL_20_Data">
      <style:table-cell-properties fo:border-bottom="none" style:diagonal-bl-tr="none" style:diagonal-tl-br="none" fo:border-left="none" fo:border-right="none" fo:border-top="1.76pt solid #313739"/>
    </style:style>
    <style:style style:name="ce32" style:family="table-cell" style:parent-style-name="TL_20_Data">
      <style:table-cell-properties fo:border-bottom="1.76pt solid #313739" style:diagonal-bl-tr="none" style:diagonal-tl-br="none" fo:border-left="none" fo:border-right="none" fo:border-top="none"/>
    </style:style>
    <style:style style:name="ce33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6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TL_20_Data">
      <style:table-cell-properties fo:border-bottom="none" style:diagonal-bl-tr="none" style:diagonal-tl-br="none" fo:border-left="none" fo:border-right="1.76pt solid #313739" fo:border-top="1.76pt solid #313739"/>
    </style:style>
    <style:style style:name="ce40" style:family="table-cell" style:parent-style-name="TL_20_Data">
      <style:table-cell-properties fo:border-bottom="none" style:diagonal-bl-tr="none" style:diagonal-tl-br="none" fo:border-left="none" fo:border-right="1.76pt solid #313739" fo:border-top="none"/>
    </style:style>
    <style:style style:name="ce41" style:family="table-cell" style:parent-style-name="TL_20_Data">
      <style:table-cell-properties fo:border-bottom="1.76pt solid #313739" style:diagonal-bl-tr="none" style:diagonal-tl-br="none" fo:border-left="none" fo:border-right="1.76pt solid #313739" fo:border-top="none"/>
    </style:style>
    <style:style style:name="ce42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padding="2.01pt" fo:border-right="none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padding="2.01pt" fo:border-right="none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313739" style:diagonal-bl-tr="none" style:diagonal-tl-br="none" fo:border-left="none" fo:padding="2.01pt" fo:border-right="1.76pt solid #313739" style:rotation-align="none" fo:border-top="1.76pt solid #313739"/>
    </style:style>
    <style:style style:name="ce52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padding="2.01pt" fo:border-right="1.76pt solid #313739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17.89pt" fo:min-width="113.2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2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17.86pt" fo:min-width="113.2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renth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number-columns-repeated="5" table:default-cell-style-name="ce2"/>
        <table:table-column table:style-name="co3" table:number-columns-repeated="1007" table:default-cell-style-name="Default"/>
        <table:table-row table:style-name="ro1">
          <table:table-cell table:style-name="ce1" office:value-type="string" calcext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1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Gemeenten.</text:p>
          </table:table-cell>
          <table:table-cell table:style-name="ce9" office:value-type="string" calcext:value-type="string" table:number-columns-spanned="4" table:number-rows-spanned="2">
            <text:p>Plaatselijke indeeling.</text:p>
          </table:table-cell>
          <table:covered-table-cell table:number-columns-repeated="2" table:style-name="ce15"/>
          <table:covered-table-cell table:style-name="ce19"/>
          <table:table-cell/>
          <table:table-cell table:style-name="ce24" office:value-type="string" calcext:value-type="string" table:number-columns-spanned="3" table:number-rows-spanned="1">
            <text:p>Woonhuizen in de gemeente.</text:p>
          </table:table-cell>
          <table:covered-table-cell table:number-columns-repeated="2" table:style-name="ce29"/>
          <table:table-cell table:style-name="ce33" office:value-type="string" calcext:value-type="string">
            <text:p>Bewoonde schepen.</text:p>
          </table:table-cell>
          <table:table-cell table:style-name="ce33" office:value-type="string" calcext:value-type="string">
            <text:p>Bewoonde wagens.</text:p>
          </table:table-cell>
          <table:table-cell table:style-name="ce34" office:value-type="string" calcext:value-type="string" table:number-columns-spanned="1" table:number-rows-spanned="2">
            <text:p>Verdere onbewoonde gebouwen als kerken, scholen, schuren, pakhuizen, enz.</text:p>
          </table:table-cell>
          <table:table-cell table:style-name="ce33" office:value-type="string" calcext:value-type="string">
            <text:p>Bewoonde schepen.</text:p>
          </table:table-cell>
          <table:table-cell table:style-name="ce33" office:value-type="string" calcext:value-type="string">
            <text:p>Bewoonde wagens.</text:p>
          </table:table-cell>
          <table:table-cell table:style-name="ce33" office:value-type="string" calcext:value-type="string" table:number-columns-spanned="3" table:number-rows-spanned="1">
            <text:p>Bevolking die in de gemeente werkelijke woonplaats heeft.</text:p>
          </table:table-cell>
          <table:covered-table-cell table:number-columns-repeated="2" table:style-name="ce33"/>
          <table:table-cell table:style-name="ce37" office:value-type="string" calcext:value-type="string" table:number-columns-spanned="2" table:number-rows-spanned="1">
            <text:p>Tijdelijk aanwezigen.</text:p>
          </table:table-cell>
          <table:covered-table-cell table:style-name="ce37"/>
          <table:table-cell table:style-name="ce42" office:value-type="string" calcext:value-type="string" table:number-columns-spanned="1" table:number-rows-spanned="2">
            <text:p>Telling</text:p>
          </table:table-cell>
          <table:table-cell table:style-name="ce47" office:value-type="string" calcext:value-type="string" table:number-columns-spanned="1" table:number-rows-spanned="2">
            <text:p>Tabel</text:p>
          </table:table-cell>
          <table:table-cell table:style-name="ce47" office:value-type="string" calcext:value-type="string" table:number-columns-spanned="1" table:number-rows-spanned="2">
            <text:p>Pagina</text:p>
          </table:table-cell>
          <table:table-cell table:style-name="ce47" office:value-type="string" calcext:value-type="string" table:number-columns-spanned="1" table:number-rows-spanned="2">
            <text:p>Provincie</text:p>
          </table:table-cell>
          <table:table-cell table:style-name="ce52" office:value-type="string" calcext:value-type="string" table:number-columns-spanned="1" table:number-rows-spanned="2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number-columns-repeated="2" table:style-name="ce16"/>
          <table:covered-table-cell table:style-name="ce20"/>
          <table:table-cell/>
          <table:table-cell table:style-name="ce25" office:value-type="string" calcext:value-type="string">
            <text:p>Bewoonde huizen.</text:p>
          </table:table-cell>
          <table:table-cell table:style-name="ce30" office:value-type="string" calcext:value-type="string">
            <text:p>Onbewoonde woonhuizen.</text:p>
          </table:table-cell>
          <table:table-cell table:style-name="ce30" office:value-type="string" calcext:value-type="string">
            <text:p>Woonhuizen in aanbouw.</text:p>
          </table:table-cell>
          <table:table-cell table:style-name="ce30" office:value-type="string" calcext:value-type="string" table:number-columns-spanned="2" table:number-rows-spanned="1">
            <text:p>waarvan de bewoners werkelijke woonplaats in de gemeente hebben.</text:p>
          </table:table-cell>
          <table:covered-table-cell table:style-name="ce30"/>
          <table:covered-table-cell table:style-name="ce35"/>
          <table:table-cell table:style-name="ce30" office:value-type="string" calcext:value-type="string" table:number-columns-spanned="2" table:number-rows-spanned="1">
            <text:p>Tijdelijk aanwezig.</text:p>
          </table:table-cell>
          <table:covered-table-cell table:style-name="ce30"/>
          <table:table-cell table:style-name="ce36" office:value-type="string" calcext:value-type="string">
            <text:p>Mannen.</text:p>
          </table:table-cell>
          <table:table-cell table:style-name="ce36" office:value-type="string" calcext:value-type="string">
            <text:p>Vrouwen.</text:p>
          </table:table-cell>
          <table:table-cell table:style-name="ce36" office:value-type="string" calcext:value-type="string">
            <text:p>Totaal.</text:p>
          </table:table-cell>
          <table:table-cell table:style-name="ce36" office:value-type="string" calcext:value-type="string">
            <text:p>Mannen.</text:p>
          </table:table-cell>
          <table:table-cell table:style-name="ce38" office:value-type="string" calcext:value-type="string">
            <text:p>Vrouwen.</text:p>
          </table:table-cell>
          <table:covered-table-cell table:style-name="ce43"/>
          <table:covered-table-cell table:number-columns-repeated="3" table:style-name="ce48"/>
          <table:covered-table-cell table:style-name="ce53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Anloo</text:p>
          </table:table-cell>
          <table:table-cell table:style-name="ce11" office:value-type="string" calcext:value-type="string">
            <text:p>Kom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Dorp Anloo, Arm-Werkhuis der N.H. Gem.</text:p>
          </table:table-cell>
          <table:table-cell table:style-name="ce21"/>
          <table:table-cell/>
          <table:table-cell table:style-name="ce26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9"/>
          <table:table-cell table:style-name="ce44" office:value-type="string" calcext:value-type="string">
            <text:p>VT_1899</text:p>
          </table:table-cell>
          <table:table-cell table:style-name="ce49" office:value-type="string" calcext:value-type="string">
            <text:p>10_D1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DR</text:p>
          </table:table-cell>
          <table:table-cell table:style-name="ce54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Anloo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45" calcext:value-type="float">
            <text:p>4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Schipbo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Gaster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6" calcext:value-type="float">
            <text:p>3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98" calcext:value-type="float">
            <text:p>98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Ander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Eex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8" calcext:value-type="float">
            <text:p>8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436" calcext:value-type="float">
            <text:p>43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Zandvoo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8" calcext:value-type="float">
            <text:p>28</text:p>
          </table:table-cell>
          <table:table-cell table:style-name="TL_20_Data" table:number-columns-repeated="7"/>
          <table:table-cell table:number-columns-repeated="2" table:style-name="TL_20_Data" office:value-type="float" office:value="63" calcext:value-type="float">
            <text:p>63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Ann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4" calcext:value-type="float">
            <text:p>8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urtsch. Oud-Ann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8" calcext:value-type="float">
            <text:p>2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urtsch. Spijkerboo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urtsch. Nieuw-Ann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1" calcext:value-type="float">
            <text:p>2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urtsch. Eext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9" calcext:value-type="float">
            <text:p>59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rp Annerveenschkanaa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6" calcext:value-type="float">
            <text:p>9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460" calcext:value-type="float">
            <text:p>46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urtsch. Eexterveensche kanaa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6" calcext:value-type="float">
            <text:p>46</text:p>
          </table:table-cell>
          <table:table-cell table:style-name="TL_20_Data" table:number-columns-repeated="7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81" calcext:value-type="float">
            <text:p>58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1523" calcext:value-type="float">
            <text:p>1523</text:p>
          </table:table-cell>
          <table:table-cell table:style-name="TL_20_Data" office:value-type="float" office:value="1413" calcext:value-type="float">
            <text:p>1413</text:p>
          </table:table-cell>
          <table:table-cell table:style-name="TL_20_Data" office:value-type="float" office:value="2936" calcext:value-type="float">
            <text:p>2936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Schipbo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Gaster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Eex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" calcext:value-type="float">
            <text:p>2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Zandvoo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Ann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8" calcext:value-type="float">
            <text:p>8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397" calcext:value-type="float">
            <text:p>397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urtsch. Spijkerboo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urtsch. Nieuw-Ann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urtsch. Eext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urtsch. Eexterveen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urtsch. Eexterveenschkanaa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number-columns-repeated="2" table:style-name="TL_20_Data" office:value-type="float" office:value="10" calcext:value-type="float">
            <text:p>10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urtsch. Eexterveenschkanaal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54" calcext:value-type="float">
            <text:p>15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682" calcext:value-type="float">
            <text:p>682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735" calcext:value-type="float">
            <text:p>73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874" calcext:value-type="float">
            <text:p>1874</text:p>
          </table:table-cell>
          <table:table-cell table:style-name="TL_20_Data" office:value-type="float" office:value="1744" calcext:value-type="float">
            <text:p>1744</text:p>
          </table:table-cell>
          <table:table-cell table:style-name="TL_20_Data" office:value-type="float" office:value="3618" calcext:value-type="float">
            <text:p>3618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ulpstrafgevangen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anterie kazern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87" calcext:value-type="float">
            <text:p>87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az.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m- Werk- en Wees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270" calcext:value-type="float">
            <text:p>1270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12" calcext:value-type="float">
            <text:p>112</text:p>
          </table:table-cell>
          <table:table-cell table:style-name="TL_20_Data" table:number-columns-repeated="2"/>
          <table:table-cell table:style-name="TL_20_Data" office:value-type="float" office:value="2784" calcext:value-type="float">
            <text:p>2784</text:p>
          </table:table-cell>
          <table:table-cell table:style-name="TL_20_Data" office:value-type="float" office:value="3164" calcext:value-type="float">
            <text:p>3164</text:p>
          </table:table-cell>
          <table:table-cell table:style-name="TL_20_Data" office:value-type="float" office:value="5948" calcext:value-type="float">
            <text:p>5948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ce40" office:value-type="float" office:value="108" calcext:value-type="float">
            <text:p>10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27" calcext:value-type="float">
            <text:p>27</text:p>
          </table:table-cell>
          <table:table-cell table:style-name="ce40" office:value-type="float" office:value="27" calcext:value-type="float">
            <text:p>2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274" calcext:value-type="float">
            <text:p>1274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3086" calcext:value-type="float">
            <text:p>3086</text:p>
          </table:table-cell>
          <table:table-cell table:style-name="TL_20_Data" office:value-type="float" office:value="3296" calcext:value-type="float">
            <text:p>3296</text:p>
          </table:table-cell>
          <table:table-cell table:style-name="TL_20_Data" office:value-type="float" office:value="6382" calcext:value-type="float">
            <text:p>6382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ce40" office:value-type="float" office:value="141" calcext:value-type="float">
            <text:p>14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uchiesland, Mil. Hospitaal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uchiesland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ege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loost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0" calcext:value-type="float">
            <text:p>16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375" calcext:value-type="float">
            <text:p>375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744" calcext:value-type="float">
            <text:p>74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ngen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eene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3" calcext:value-type="float">
            <text:p>3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. Willemskanaa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. Willemskanaal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. Willemskanaal, Tijdel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len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sser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mein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rgervaa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rgervaart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rgervaart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rgervaart, Woonwagens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number-columns-repeated="2" table:style-name="TL_20_Data" office:value-type="float" office:value="13" calcext:value-type="float">
            <text:p>1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itter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1" calcext:value-type="float">
            <text:p>9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number-columns-repeated="2" table:style-name="TL_20_Data" office:value-type="float" office:value="144" calcext:value-type="float">
            <text:p>144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adsbosch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ggelhuiz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itt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 Haa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as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26" calcext:value-type="float">
            <text:p>26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ilerstraat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rste St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erste St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ilerstraat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ras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reeper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rdsche 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7" calcext:value-type="float">
            <text:p>5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ree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chiev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oster Parellel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9" calcext:value-type="float">
            <text:p>3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rede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teen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6" calcext:value-type="float">
            <text:p>86</text:p>
          </table:table-cell>
          <table:table-cell table:style-name="TL_20_Data" table:number-columns-repeated="7"/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elt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ooner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" calcext:value-type="float">
            <text:p>2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ooner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oo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ord Willemskanaa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4" calcext:value-type="float">
            <text:p>4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roninger Straatweg, Instituut "Rozenburg"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roninger Straatweg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00" calcext:value-type="float">
            <text:p>100</text:p>
          </table:table-cell>
          <table:table-cell table:style-name="TL_20_Data" table:number-columns-repeated="7"/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roninger Straatweg, Woonwagens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roninger Straatweg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ee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2" calcext:value-type="float">
            <text:p>4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wartwaters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" calcext:value-type="float">
            <text:p>2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len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004" calcext:value-type="float">
            <text:p>100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2484" calcext:value-type="float">
            <text:p>2484</text:p>
          </table:table-cell>
          <table:table-cell table:style-name="TL_20_Data" office:value-type="float" office:value="2321" calcext:value-type="float">
            <text:p>2321</text:p>
          </table:table-cell>
          <table:table-cell table:style-name="TL_20_Data" office:value-type="float" office:value="4805" calcext:value-type="float">
            <text:p>4805</text:p>
          </table:table-cell>
          <table:table-cell table:style-name="TL_20_Data" office:value-type="float" office:value="82" calcext:value-type="float">
            <text:p>82</text:p>
          </table:table-cell>
          <table:table-cell table:style-name="ce40" office:value-type="float" office:value="66" calcext:value-type="float">
            <text:p>6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278" calcext:value-type="float">
            <text:p>2278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5572" calcext:value-type="float">
            <text:p>5572</text:p>
          </table:table-cell>
          <table:table-cell table:style-name="TL_20_Data" office:value-type="float" office:value="5619" calcext:value-type="float">
            <text:p>5619</text:p>
          </table:table-cell>
          <table:table-cell table:style-name="TL_20_Data" office:value-type="float" office:value="11191" calcext:value-type="float">
            <text:p>11191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ce40" office:value-type="float" office:value="207" calcext:value-type="float">
            <text:p>20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Beil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4" calcext:value-type="float">
            <text:p>134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552" calcext:value-type="float">
            <text:p>552</text:p>
          </table:table-cell>
          <table:table-cell table:style-name="TL_20_Data" office:value-type="float" office:value="546" calcext:value-type="float">
            <text:p>546</text:p>
          </table:table-cell>
          <table:table-cell table:style-name="TL_20_Data" office:value-type="float" office:value="1098" calcext:value-type="float">
            <text:p>1098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. Hijk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5" calcext:value-type="float">
            <text:p>6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. Hijken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h. Hal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9" calcext:value-type="float">
            <text:p>39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h. Brunstin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" calcext:value-type="float">
            <text:p>2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eh. Spi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" calcext:value-type="float">
            <text:p>2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eh. Lievin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" calcext:value-type="float">
            <text:p>25</text:p>
          </table:table-cell>
          <table:table-cell table:style-name="TL_20_Data" table:number-columns-repeated="7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eh. Makku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eh. Holth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TL_20_Data" table:number-columns-repeated="7"/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eh. Altin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eh. Klaterin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eh. Wijst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3" calcext:value-type="float">
            <text:p>5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399" calcext:value-type="float">
            <text:p>399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h. Drijb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eh. Tiende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6" calcext:value-type="float">
            <text:p>1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624" calcext:value-type="float">
            <text:p>62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eh. Tiendeveen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60" calcext:value-type="float">
            <text:p>56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830" calcext:value-type="float">
            <text:p>1830</text:p>
          </table:table-cell>
          <table:table-cell table:style-name="TL_20_Data" office:value-type="float" office:value="1707" calcext:value-type="float">
            <text:p>1707</text:p>
          </table:table-cell>
          <table:table-cell table:style-name="TL_20_Data" office:value-type="float" office:value="3537" calcext:value-type="float">
            <text:p>3537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Beil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1" calcext:value-type="float">
            <text:p>4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Beilen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Beilen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Beilen, Woonwagen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Eursin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5" calcext:value-type="float">
            <text:p>55</text:p>
          </table:table-cell>
          <table:table-cell table:style-name="TL_20_Data" table:number-columns-repeated="7"/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. Hijk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9" calcext:value-type="float">
            <text:p>6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h. Hal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table:number-columns-repeated="7"/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h. Halen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h. Smalbroek, Arm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h. Smalbroek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h. Ter Hor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eh. Beilervaa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9" calcext:value-type="float">
            <text:p>29</text:p>
          </table:table-cell>
          <table:table-cell table:style-name="TL_20_Data" table:number-columns-repeated="7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eh. Holth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eh. Altin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eh. Klaterin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eh. Wijst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8" calcext:value-type="float">
            <text:p>48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06" calcext:value-type="float">
            <text:p>306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714" calcext:value-type="float">
            <text:p>714</text:p>
          </table:table-cell>
          <table:table-cell table:style-name="TL_20_Data" office:value-type="float" office:value="616" calcext:value-type="float">
            <text:p>616</text:p>
          </table:table-cell>
          <table:table-cell table:style-name="TL_20_Data" office:value-type="float" office:value="1330" calcext:value-type="float">
            <text:p>1330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866" calcext:value-type="float">
            <text:p>86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547" calcext:value-type="float">
            <text:p>2547</text:p>
          </table:table-cell>
          <table:table-cell table:style-name="TL_20_Data" office:value-type="float" office:value="2323" calcext:value-type="float">
            <text:p>2323</text:p>
          </table:table-cell>
          <table:table-cell table:style-name="TL_20_Data" office:value-type="float" office:value="4870" calcext:value-type="float">
            <text:p>4870</text:p>
          </table:table-cell>
          <table:table-cell table:style-name="TL_20_Data" office:value-type="float" office:value="50" calcext:value-type="float">
            <text:p>50</text:p>
          </table:table-cell>
          <table:table-cell table:style-name="ce40" office:value-type="float" office:value="27" calcext:value-type="float">
            <text:p>2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Borger, Kaz.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Borger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28" calcext:value-type="float">
            <text:p>128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655" calcext:value-type="float">
            <text:p>65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Borger, Woonwagens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Ee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4" calcext:value-type="float">
            <text:p>34</text:p>
          </table:table-cell>
          <table:table-cell table:style-name="TL_20_Data" table:number-columns-repeated="7"/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Ees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Ellertshaa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West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Drouw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1" calcext:value-type="float">
            <text:p>6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Brong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Buin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3" calcext:value-type="float">
            <text:p>83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475" calcext:value-type="float">
            <text:p>47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. Nieuw-Buin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35" calcext:value-type="float">
            <text:p>63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5" calcext:value-type="float">
            <text:p>45</text:p>
          </table:table-cell>
          <table:table-cell table:style-name="TL_20_Data" table:number-columns-repeated="2"/>
          <table:table-cell table:style-name="TL_20_Data" office:value-type="float" office:value="1563" calcext:value-type="float">
            <text:p>1563</text:p>
          </table:table-cell>
          <table:table-cell table:style-name="TL_20_Data" office:value-type="float" office:value="1530" calcext:value-type="float">
            <text:p>1530</text:p>
          </table:table-cell>
          <table:table-cell table:style-name="TL_20_Data" office:value-type="float" office:value="3093" calcext:value-type="float">
            <text:p>3093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0" office:value-type="float" office:value="21" calcext:value-type="float">
            <text:p>2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. Buin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8" calcext:value-type="float">
            <text:p>8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436" calcext:value-type="float">
            <text:p>43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h. Drouwenermo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7" calcext:value-type="float">
            <text:p>15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number-columns-repeated="2" table:style-name="TL_20_Data" office:value-type="float" office:value="402" calcext:value-type="float">
            <text:p>402</text:p>
          </table:table-cell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h. Drouwen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5" calcext:value-type="float">
            <text:p>6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327" calcext:value-type="float">
            <text:p>32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303" calcext:value-type="float">
            <text:p>130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table:number-columns-repeated="2"/>
          <table:table-cell table:style-name="TL_20_Data" office:value-type="float" office:value="3376" calcext:value-type="float">
            <text:p>3376</text:p>
          </table:table-cell>
          <table:table-cell table:style-name="TL_20_Data" office:value-type="float" office:value="3207" calcext:value-type="float">
            <text:p>3207</text:p>
          </table:table-cell>
          <table:table-cell table:style-name="TL_20_Data" office:value-type="float" office:value="6583" calcext:value-type="float">
            <text:p>6583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40" office:value-type="float" office:value="26" calcext:value-type="float">
            <text:p>2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Borger, Gesticht van Liefdadigheid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Borger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5" calcext:value-type="float">
            <text:p>25</text:p>
          </table:table-cell>
          <table:table-cell table:style-name="TL_20_Data" table:number-columns-repeated="7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Ee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Ees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Ellertshaa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West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Westdorp, Tijd. aanw. woonw.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Drouw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Brong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table:number-columns-repeated="7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Buin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. Nieuwbuin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. Nieuwbuinen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. Nieuwbuinen, Tijdelijk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h. Drouwenermo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h. Drouwenermond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h. Drouwenermond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h. Drouwen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21" calcext:value-type="float">
            <text:p>12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94" calcext:value-type="float">
            <text:p>394</text:p>
          </table:table-cell>
          <table:table-cell table:style-name="TL_20_Data" office:value-type="float" office:value="327" calcext:value-type="float">
            <text:p>327</text:p>
          </table:table-cell>
          <table:table-cell table:style-name="TL_20_Data" office:value-type="float" office:value="721" calcext:value-type="float">
            <text:p>721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424" calcext:value-type="float">
            <text:p>142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770" calcext:value-type="float">
            <text:p>3770</text:p>
          </table:table-cell>
          <table:table-cell table:style-name="TL_20_Data" office:value-type="float" office:value="3534" calcext:value-type="float">
            <text:p>3534</text:p>
          </table:table-cell>
          <table:table-cell table:style-name="TL_20_Data" office:value-type="float" office:value="7304" calcext:value-type="float">
            <text:p>7304</text:p>
          </table:table-cell>
          <table:table-cell table:style-name="TL_20_Data" office:value-type="float" office:value="51" calcext:value-type="float">
            <text:p>51</text:p>
          </table:table-cell>
          <table:table-cell table:style-name="ce40" office:value-type="float" office:value="55" calcext:value-type="float">
            <text:p>5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es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461" calcext:value-type="float">
            <text:p>46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52" calcext:value-type="float">
            <text:p>52</text:p>
          </table:table-cell>
          <table:table-cell table:style-name="TL_20_Data" table:number-columns-repeated="2"/>
          <table:table-cell table:style-name="TL_20_Data" office:value-type="float" office:value="1048" calcext:value-type="float">
            <text:p>1048</text:p>
          </table:table-cell>
          <table:table-cell table:style-name="TL_20_Data" office:value-type="float" office:value="1143" calcext:value-type="float">
            <text:p>1143</text:p>
          </table:table-cell>
          <table:table-cell table:style-name="TL_20_Data" office:value-type="float" office:value="2191" calcext:value-type="float">
            <text:p>2191</text:p>
          </table:table-cell>
          <table:table-cell table:style-name="TL_20_Data" office:value-type="float" office:value="53" calcext:value-type="float">
            <text:p>53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36" calcext:value-type="float">
            <text:p>36</text:p>
          </table:table-cell>
          <table:table-cell table:style-name="ce40" office:value-type="float" office:value="24" calcext:value-type="float">
            <text:p>2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oonwagens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ijd. aanw. woonwagens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62" calcext:value-type="float">
            <text:p>46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064" calcext:value-type="float">
            <text:p>1064</text:p>
          </table:table-cell>
          <table:table-cell table:style-name="TL_20_Data" office:value-type="float" office:value="1162" calcext:value-type="float">
            <text:p>1162</text:p>
          </table:table-cell>
          <table:table-cell table:style-name="TL_20_Data" office:value-type="float" office:value="2226" calcext:value-type="float">
            <text:p>2226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ce40" office:value-type="float" office:value="51" calcext:value-type="float">
            <text:p>5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eenwijksmo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5" calcext:value-type="float">
            <text:p>13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721" calcext:value-type="float">
            <text:p>721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lla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 Lo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loost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looster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looster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evordermar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ik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ijerswo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d- en Vlieghui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8" calcext:value-type="float">
            <text:p>2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33" calcext:value-type="float">
            <text:p>23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709" calcext:value-type="float">
            <text:p>709</text:p>
          </table:table-cell>
          <table:table-cell table:style-name="TL_20_Data" office:value-type="float" office:value="609" calcext:value-type="float">
            <text:p>609</text:p>
          </table:table-cell>
          <table:table-cell table:style-name="TL_20_Data" office:value-type="float" office:value="1318" calcext:value-type="float">
            <text:p>1318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695" calcext:value-type="float">
            <text:p>69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774" calcext:value-type="float">
            <text:p>1774</text:p>
          </table:table-cell>
          <table:table-cell table:style-name="TL_20_Data" office:value-type="float" office:value="1771" calcext:value-type="float">
            <text:p>1771</text:p>
          </table:table-cell>
          <table:table-cell table:style-name="TL_20_Data" office:value-type="float" office:value="3545" calcext:value-type="float">
            <text:p>3545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ce40" office:value-type="float" office:value="65" calcext:value-type="float">
            <text:p>6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 Dal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18" calcext:value-type="float">
            <text:p>2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549" calcext:value-type="float">
            <text:p>549</text:p>
          </table:table-cell>
          <table:table-cell table:style-name="TL_20_Data" office:value-type="float" office:value="529" calcext:value-type="float">
            <text:p>529</text:p>
          </table:table-cell>
          <table:table-cell table:style-name="TL_20_Data" office:value-type="float" office:value="1078" calcext:value-type="float">
            <text:p>1078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 Dalen, Tijd. aanw. woonwagen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Geh. Dal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6" calcext:value-type="float">
            <text:p>7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Geh. Wachtu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4" calcext:value-type="float">
            <text:p>54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Geh. Vossebel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6" calcext:value-type="float">
            <text:p>26</text:p>
          </table:table-cell>
          <table:table-cell table:style-name="TL_20_Data" table:number-columns-repeated="7"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Geh. de Lo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number-columns-repeated="2" table:style-name="TL_20_Data" office:value-type="float" office:value="33" calcext:value-type="float">
            <text:p>33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Geh. Veenhuiz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89" calcext:value-type="float">
            <text:p>38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49" calcext:value-type="float">
            <text:p>1049</text:p>
          </table:table-cell>
          <table:table-cell table:style-name="TL_20_Data" office:value-type="float" office:value="967" calcext:value-type="float">
            <text:p>967</text:p>
          </table:table-cell>
          <table:table-cell table:style-name="TL_20_Data" office:value-type="float" office:value="2016" calcext:value-type="float">
            <text:p>2016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Dal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7" calcext:value-type="float">
            <text:p>77</text:p>
          </table:table-cell>
          <table:table-cell table:style-name="TL_20_Data" table:number-columns-repeated="7"/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Stieltjeskanaa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4" calcext:value-type="float">
            <text:p>4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Stieltjeskanaal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Wachtu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Hoogehaa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Vossebel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Vossebelt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de Lo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64" calcext:value-type="float">
            <text:p>16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12" calcext:value-type="float">
            <text:p>412</text:p>
          </table:table-cell>
          <table:table-cell table:style-name="TL_20_Data" office:value-type="float" office:value="379" calcext:value-type="float">
            <text:p>379</text:p>
          </table:table-cell>
          <table:table-cell table:style-name="TL_20_Data" office:value-type="float" office:value="791" calcext:value-type="float">
            <text:p>791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53" calcext:value-type="float">
            <text:p>55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61" calcext:value-type="float">
            <text:p>1461</text:p>
          </table:table-cell>
          <table:table-cell table:style-name="TL_20_Data" office:value-type="float" office:value="1346" calcext:value-type="float">
            <text:p>1346</text:p>
          </table:table-cell>
          <table:table-cell table:style-name="TL_20_Data" office:value-type="float" office:value="2807" calcext:value-type="float">
            <text:p>2807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7" calcext:value-type="float">
            <text:p>8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87" calcext:value-type="float">
            <text:p>8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iever, Diev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iever, Kalter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iever, Berkenheuve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iever, Kasteel, Diac. Arm- en werk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iever, Kasteel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iever, Vaa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7"/>
          <table:table-cell table:number-columns-repeated="2" table:style-name="TL_20_Data" office:value-type="float" office:value="17" calcext:value-type="float">
            <text:p>17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iever, Diever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iever, Dieverbru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iever, Oldendieverbru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iever, Oldendiev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8" calcext:value-type="float">
            <text:p>3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apse, Ten Da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apse, Soerth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apse, Ten Hav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apse, Veldhuiz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apse, Veenhuiz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" calcext:value-type="float">
            <text:p>24</text:p>
          </table:table-cell>
          <table:table-cell table:style-name="TL_20_Data" table:number-columns-repeated="7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ittelte, Noord-Wittelt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ittelte, Wittelt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ittelte, Heersvaartj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ittelte, Wittelterbru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ittelte, Bergru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ittelte, 't 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ittelte, 't Mo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ateren, Groot-Water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ateren, 't Br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ateren, Klein-Water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ateren, Zorgvlie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13" calcext:value-type="float">
            <text:p>31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816" calcext:value-type="float">
            <text:p>816</text:p>
          </table:table-cell>
          <table:table-cell table:style-name="TL_20_Data" office:value-type="float" office:value="764" calcext:value-type="float">
            <text:p>764</text:p>
          </table:table-cell>
          <table:table-cell table:style-name="TL_20_Data" office:value-type="float" office:value="1580" calcext:value-type="float">
            <text:p>158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00" calcext:value-type="float">
            <text:p>40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1032" calcext:value-type="float">
            <text:p>1032</text:p>
          </table:table-cell>
          <table:table-cell table:style-name="TL_20_Data" office:value-type="float" office:value="958" calcext:value-type="float">
            <text:p>958</text:p>
          </table:table-cell>
          <table:table-cell table:style-name="TL_20_Data" office:value-type="float" office:value="1990" calcext:value-type="float">
            <text:p>1990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, Arm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04" calcext:value-type="float">
            <text:p>104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645" calcext:value-type="float">
            <text:p>64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05" calcext:value-type="float">
            <text:p>105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659" calcext:value-type="float">
            <text:p>659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Westein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1" calcext:value-type="float">
            <text:p>4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Lhee, Kaz.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Lhee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70" calcext:value-type="float">
            <text:p>7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Lheebr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Leggelo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6" calcext:value-type="float">
            <text:p>9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508" calcext:value-type="float">
            <text:p>50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Dieverbru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Eemst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9" calcext:value-type="float">
            <text:p>5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Voshaa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95" calcext:value-type="float">
            <text:p>29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930" calcext:value-type="float">
            <text:p>930</text:p>
          </table:table-cell>
          <table:table-cell table:style-name="TL_20_Data" office:value-type="float" office:value="756" calcext:value-type="float">
            <text:p>756</text:p>
          </table:table-cell>
          <table:table-cell table:style-name="TL_20_Data" office:value-type="float" office:value="1686" calcext:value-type="float">
            <text:p>1686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00" calcext:value-type="float">
            <text:p>40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1261" calcext:value-type="float">
            <text:p>1261</text:p>
          </table:table-cell>
          <table:table-cell table:style-name="TL_20_Data" office:value-type="float" office:value="1084" calcext:value-type="float">
            <text:p>1084</text:p>
          </table:table-cell>
          <table:table-cell table:style-name="TL_20_Data" office:value-type="float" office:value="2345" calcext:value-type="float">
            <text:p>2345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 Eel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1" calcext:value-type="float">
            <text:p>131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580" calcext:value-type="float">
            <text:p>58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Geh. Paterswol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0" calcext:value-type="float">
            <text:p>12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524" calcext:value-type="float">
            <text:p>52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Buurtsch. Schelfhor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57" calcext:value-type="float">
            <text:p>25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584" calcext:value-type="float">
            <text:p>584</text:p>
          </table:table-cell>
          <table:table-cell table:style-name="TL_20_Data" office:value-type="float" office:value="544" calcext:value-type="float">
            <text:p>544</text:p>
          </table:table-cell>
          <table:table-cell table:style-name="TL_20_Data" office:value-type="float" office:value="1128" calcext:value-type="float">
            <text:p>1128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Eel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2" calcext:value-type="float">
            <text:p>9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Oosterbroek, Gesticht Hoog Hullen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Oosterbroek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9" calcext:value-type="float">
            <text:p>2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Oosterbroek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Duin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Paterswol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6" calcext:value-type="float">
            <text:p>2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Eelderwol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Schelfhor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Helmer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05" calcext:value-type="float">
            <text:p>20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54" calcext:value-type="float">
            <text:p>554</text:p>
          </table:table-cell>
          <table:table-cell table:style-name="TL_20_Data" office:value-type="float" office:value="491" calcext:value-type="float">
            <text:p>491</text:p>
          </table:table-cell>
          <table:table-cell table:style-name="TL_20_Data" office:value-type="float" office:value="1045" calcext:value-type="float">
            <text:p>1045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62" calcext:value-type="float">
            <text:p>46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138" calcext:value-type="float">
            <text:p>1138</text:p>
          </table:table-cell>
          <table:table-cell table:style-name="TL_20_Data" office:value-type="float" office:value="1036" calcext:value-type="float">
            <text:p>1036</text:p>
          </table:table-cell>
          <table:table-cell table:style-name="TL_20_Data" office:value-type="float" office:value="2174" calcext:value-type="float">
            <text:p>2174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7" calcext:value-type="float">
            <text:p>18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54" calcext:value-type="float">
            <text:p>354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666" calcext:value-type="float">
            <text:p>666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G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4" calcext:value-type="float">
            <text:p>104</text:p>
          </table:table-cell>
          <table:table-cell table:style-name="TL_20_Data" table:number-columns-repeated="7"/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551" calcext:value-type="float">
            <text:p>55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30" calcext:value-type="float">
            <text:p>33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735" calcext:value-type="float">
            <text:p>735</text:p>
          </table:table-cell>
          <table:table-cell table:style-name="TL_20_Data" office:value-type="float" office:value="672" calcext:value-type="float">
            <text:p>672</text:p>
          </table:table-cell>
          <table:table-cell table:style-name="TL_20_Data" office:value-type="float" office:value="1407" calcext:value-type="float">
            <text:p>1407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az.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85" calcext:value-type="float">
            <text:p>28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760" calcext:value-type="float">
            <text:p>760</text:p>
          </table:table-cell>
          <table:table-cell table:style-name="TL_20_Data" office:value-type="float" office:value="713" calcext:value-type="float">
            <text:p>713</text:p>
          </table:table-cell>
          <table:table-cell table:style-name="TL_20_Data" office:value-type="float" office:value="1473" calcext:value-type="float">
            <text:p>147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.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8" calcext:value-type="float">
            <text:p>9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519" calcext:value-type="float">
            <text:p>51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.A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.A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4"/>
          <table:table-cell table:style-name="TL_20_Data" office:value-type="float" office:value="33" calcext:value-type="float">
            <text:p>33</text:p>
          </table:table-cell>
          <table:table-cell table:style-name="ce40" office:value-type="float" office:value="32" calcext:value-type="float">
            <text:p>3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90" calcext:value-type="float">
            <text:p>39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070" calcext:value-type="float">
            <text:p>1070</text:p>
          </table:table-cell>
          <table:table-cell table:style-name="TL_20_Data" office:value-type="float" office:value="1041" calcext:value-type="float">
            <text:p>1041</text:p>
          </table:table-cell>
          <table:table-cell table:style-name="TL_20_Data" office:value-type="float" office:value="2111" calcext:value-type="float">
            <text:p>2111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4"/>
          <table:table-cell table:style-name="TL_20_Data" office:value-type="float" office:value="32" calcext:value-type="float">
            <text:p>32</text:p>
          </table:table-cell>
          <table:table-cell table:style-name="ce40" office:value-type="float" office:value="30" calcext:value-type="float">
            <text:p>3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.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31" calcext:value-type="float">
            <text:p>33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859" calcext:value-type="float">
            <text:p>859</text:p>
          </table:table-cell>
          <table:table-cell table:style-name="TL_20_Data" office:value-type="float" office:value="822" calcext:value-type="float">
            <text:p>822</text:p>
          </table:table-cell>
          <table:table-cell table:style-name="TL_20_Data" office:value-type="float" office:value="1681" calcext:value-type="float">
            <text:p>1681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4"/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oonwagens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6" calcext:value-type="float">
            <text:p>25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709" calcext:value-type="float">
            <text:p>709</text:p>
          </table:table-cell>
          <table:table-cell table:style-name="TL_20_Data" office:value-type="float" office:value="700" calcext:value-type="float">
            <text:p>700</text:p>
          </table:table-cell>
          <table:table-cell table:style-name="TL_20_Data" office:value-type="float" office:value="1409" calcext:value-type="float">
            <text:p>1409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44" calcext:value-type="float">
            <text:p>44</text:p>
          </table:table-cell>
          <table:table-cell table:style-name="ce40" office:value-type="float" office:value="41" calcext:value-type="float">
            <text:p>4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.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4" calcext:value-type="float">
            <text:p>8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500" calcext:value-type="float">
            <text:p>50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.A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22" calcext:value-type="float">
            <text:p>22</text:p>
          </table:table-cell>
          <table:table-cell table:style-name="ce40" office:value-type="float" office:value="17" calcext:value-type="float">
            <text:p>1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m- en werk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394" calcext:value-type="float">
            <text:p>39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004" calcext:value-type="float">
            <text:p>1004</text:p>
          </table:table-cell>
          <table:table-cell table:style-name="TL_20_Data" office:value-type="float" office:value="974" calcext:value-type="float">
            <text:p>974</text:p>
          </table:table-cell>
          <table:table-cell table:style-name="TL_20_Data" office:value-type="float" office:value="1978" calcext:value-type="float">
            <text:p>1978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onwagens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.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6" calcext:value-type="float">
            <text:p>16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899" calcext:value-type="float">
            <text:p>899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.A</text:p>
          </table:table-cell>
          <table:table-cell office:value-type="string" calcext:value-type="string">
            <text:p>Kaz.Kon.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.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69" calcext:value-type="float">
            <text:p>26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704" calcext:value-type="float">
            <text:p>704</text:p>
          </table:table-cell>
          <table:table-cell table:style-name="TL_20_Data" office:value-type="float" office:value="682" calcext:value-type="float">
            <text:p>682</text:p>
          </table:table-cell>
          <table:table-cell table:style-name="TL_20_Data" office:value-type="float" office:value="1386" calcext:value-type="float">
            <text:p>138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.C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23" calcext:value-type="float">
            <text:p>23</text:p>
          </table:table-cell>
          <table:table-cell table:style-name="ce40" office:value-type="float" office:value="20" calcext:value-type="float">
            <text:p>2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.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3" calcext:value-type="float">
            <text:p>27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727" calcext:value-type="float">
            <text:p>727</text:p>
          </table:table-cell>
          <table:table-cell table:style-name="TL_20_Data" office:value-type="float" office:value="741" calcext:value-type="float">
            <text:p>741</text:p>
          </table:table-cell>
          <table:table-cell table:style-name="TL_20_Data" office:value-type="float" office:value="1468" calcext:value-type="float">
            <text:p>146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.B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.B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H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1" calcext:value-type="float">
            <text:p>14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769" calcext:value-type="float">
            <text:p>76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9" calcext:value-type="float">
            <text:p>25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31" calcext:value-type="float">
            <text:p>731</text:p>
          </table:table-cell>
          <table:table-cell table:style-name="TL_20_Data" office:value-type="float" office:value="639" calcext:value-type="float">
            <text:p>639</text:p>
          </table:table-cell>
          <table:table-cell table:style-name="TL_20_Data" office:value-type="float" office:value="1370" calcext:value-type="float">
            <text:p>1370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.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2" calcext:value-type="float">
            <text:p>12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663" calcext:value-type="float">
            <text:p>66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.A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.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0" calcext:value-type="float">
            <text:p>1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598" calcext:value-type="float">
            <text:p>59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.B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289" calcext:value-type="float">
            <text:p>3289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/>
          <table:table-cell table:style-name="TL_20_Data" office:value-type="float" office:value="9178" calcext:value-type="float">
            <text:p>9178</text:p>
          </table:table-cell>
          <table:table-cell table:style-name="TL_20_Data" office:value-type="float" office:value="8834" calcext:value-type="float">
            <text:p>8834</text:p>
          </table:table-cell>
          <table:table-cell table:style-name="TL_20_Data" office:value-type="float" office:value="18012" calcext:value-type="float">
            <text:p>18012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ce40" office:value-type="float" office:value="218" calcext:value-type="float">
            <text:p>2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619" calcext:value-type="float">
            <text:p>3619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/>
          <table:table-cell table:style-name="TL_20_Data" office:value-type="float" office:value="9917" calcext:value-type="float">
            <text:p>9917</text:p>
          </table:table-cell>
          <table:table-cell table:style-name="TL_20_Data" office:value-type="float" office:value="9508" calcext:value-type="float">
            <text:p>9508</text:p>
          </table:table-cell>
          <table:table-cell table:style-name="TL_20_Data" office:value-type="float" office:value="19425" calcext:value-type="float">
            <text:p>19425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ce40" office:value-type="float" office:value="227" calcext:value-type="float">
            <text:p>22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 Gasselt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8" calcext:value-type="float">
            <text:p>7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Buurtsch. Kostvlie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Geh. Gasselterbo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Geh. Gasselterboerveenschemo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table:number-columns-repeated="7"/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 Gasselternij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2" calcext:value-type="float">
            <text:p>12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580" calcext:value-type="float">
            <text:p>58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 Gasselternijveen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4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 Gasselternijveen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Geh. Gasselternijveenschemo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3" calcext:value-type="float">
            <text:p>10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498" calcext:value-type="float">
            <text:p>498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Geh. Gasselternijveenschemond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65" calcext:value-type="float">
            <text:p>36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015" calcext:value-type="float">
            <text:p>1015</text:p>
          </table:table-cell>
          <table:table-cell table:style-name="TL_20_Data" office:value-type="float" office:value="906" calcext:value-type="float">
            <text:p>906</text:p>
          </table:table-cell>
          <table:table-cell table:style-name="TL_20_Data" office:value-type="float" office:value="1921" calcext:value-type="float">
            <text:p>1921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Gasselt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" calcext:value-type="float">
            <text:p>22</text:p>
          </table:table-cell>
          <table:table-cell table:style-name="TL_20_Data" table:number-columns-repeated="7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Kostvlie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Gasselterbo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Gasselterboerveenschemo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Gasselternij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" calcext:value-type="float">
            <text:p>25</text:p>
          </table:table-cell>
          <table:table-cell table:style-name="TL_20_Data" table:number-columns-repeated="7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Gasselternijveenschemo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6" calcext:value-type="float">
            <text:p>76</text:p>
          </table:table-cell>
          <table:table-cell table:style-name="TL_20_Data" table:number-columns-repeated="7"/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325" calcext:value-type="float">
            <text:p>32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41" calcext:value-type="float">
            <text:p>44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176" calcext:value-type="float">
            <text:p>1176</text:p>
          </table:table-cell>
          <table:table-cell table:style-name="TL_20_Data" office:value-type="float" office:value="1070" calcext:value-type="float">
            <text:p>1070</text:p>
          </table:table-cell>
          <table:table-cell table:style-name="TL_20_Data" office:value-type="float" office:value="2246" calcext:value-type="float">
            <text:p>2246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0" office:value-type="float" office:value="20" calcext:value-type="float">
            <text:p>2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Giet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2" calcext:value-type="float">
            <text:p>8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Bonn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Giet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33" calcext:value-type="float">
            <text:p>13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656" calcext:value-type="float">
            <text:p>65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Giet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7" calcext:value-type="float">
            <text:p>47</text:p>
          </table:table-cell>
          <table:table-cell table:style-name="TL_20_Data" table:number-columns-repeated="7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Gieten, Woonwagen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Gieten, Tijd. aanw. woonwagens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Bonn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7" calcext:value-type="float">
            <text:p>37</text:p>
          </table:table-cell>
          <table:table-cell table:style-name="TL_20_Data" table:number-columns-repeated="7"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Veenhof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Zandvoo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Gieterveen, Tijdelijk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Giet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2" calcext:value-type="float">
            <text:p>12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324" calcext:value-type="float">
            <text:p>324</text:p>
          </table:table-cell>
          <table:table-cell table:style-name="TL_20_Data" office:value-type="float" office:value="648" calcext:value-type="float">
            <text:p>64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Gieterveen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Bonn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4" calcext:value-type="float">
            <text:p>10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538" calcext:value-type="float">
            <text:p>53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Bonnerveen, Tijd. aanw. woonw.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36" calcext:value-type="float">
            <text:p>33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78" calcext:value-type="float">
            <text:p>878</text:p>
          </table:table-cell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1682" calcext:value-type="float">
            <text:p>1682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40" office:value-type="float" office:value="28" calcext:value-type="float">
            <text:p>2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69" calcext:value-type="float">
            <text:p>46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11" calcext:value-type="float">
            <text:p>1211</text:p>
          </table:table-cell>
          <table:table-cell table:style-name="TL_20_Data" office:value-type="float" office:value="1127" calcext:value-type="float">
            <text:p>1127</text:p>
          </table:table-cell>
          <table:table-cell table:style-name="TL_20_Data" office:value-type="float" office:value="2338" calcext:value-type="float">
            <text:p>2338</text:p>
          </table:table-cell>
          <table:table-cell table:style-name="TL_20_Data" office:value-type="float" office:value="38" calcext:value-type="float">
            <text:p>38</text:p>
          </table:table-cell>
          <table:table-cell table:style-name="ce40" office:value-type="float" office:value="33" calcext:value-type="float">
            <text:p>3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oster Havelte, Werk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oster Havelte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38" calcext:value-type="float">
            <text:p>3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ester Havelt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eh. Eursin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7" calcext:value-type="float">
            <text:p>3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eh. Da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2" calcext:value-type="float">
            <text:p>5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eh. de Wa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2" calcext:value-type="float">
            <text:p>3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eh. Uffelte-Westein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0" calcext:value-type="float">
            <text:p>7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eh. Uffelte-Oostein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6" calcext:value-type="float">
            <text:p>46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eh. de Vaartstre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2" calcext:value-type="float">
            <text:p>92</text:p>
          </table:table-cell>
          <table:table-cell table:style-name="TL_20_Data" table:number-columns-repeated="7"/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513" calcext:value-type="float">
            <text:p>51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h. Veen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8" calcext:value-type="float">
            <text:p>6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urtsch. Nijenta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h. Havelterbe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TL_20_Data" table:number-columns-repeated="7"/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orp Wapserveen-Oostein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5" calcext:value-type="float">
            <text:p>6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orp Wapserveen-Westein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6" calcext:value-type="float">
            <text:p>7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650" calcext:value-type="float">
            <text:p>65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1699" calcext:value-type="float">
            <text:p>1699</text:p>
          </table:table-cell>
          <table:table-cell table:style-name="TL_20_Data" office:value-type="float" office:value="1476" calcext:value-type="float">
            <text:p>1476</text:p>
          </table:table-cell>
          <table:table-cell table:style-name="TL_20_Data" office:value-type="float" office:value="3175" calcext:value-type="float">
            <text:p>3175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40" office:value-type="float" office:value="17" calcext:value-type="float">
            <text:p>1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az.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m- en werk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406" calcext:value-type="float">
            <text:p>40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792" calcext:value-type="float">
            <text:p>792</text:p>
          </table:table-cell>
          <table:table-cell table:style-name="TL_20_Data" office:value-type="float" office:value="853" calcext:value-type="float">
            <text:p>853</text:p>
          </table:table-cell>
          <table:table-cell table:style-name="TL_20_Data" office:value-type="float" office:value="1645" calcext:value-type="float">
            <text:p>1645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26" calcext:value-type="float">
            <text:p>2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32" calcext:value-type="float">
            <text:p>32</text:p>
          </table:table-cell>
          <table:table-cell table:style-name="ce40" office:value-type="float" office:value="23" calcext:value-type="float">
            <text:p>2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58" calcext:value-type="float">
            <text:p>35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33" calcext:value-type="float">
            <text:p>733</text:p>
          </table:table-cell>
          <table:table-cell table:style-name="TL_20_Data" office:value-type="float" office:value="793" calcext:value-type="float">
            <text:p>793</text:p>
          </table:table-cell>
          <table:table-cell table:style-name="TL_20_Data" office:value-type="float" office:value="1526" calcext:value-type="float">
            <text:p>1526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40" office:value-type="float" office:value="26" calcext:value-type="float">
            <text:p>2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23" calcext:value-type="float">
            <text:p>23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66" calcext:value-type="float">
            <text:p>766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1619" calcext:value-type="float">
            <text:p>1619</text:p>
          </table:table-cell>
          <table:table-cell table:style-name="TL_20_Data" office:value-type="float" office:value="1733" calcext:value-type="float">
            <text:p>1733</text:p>
          </table:table-cell>
          <table:table-cell table:style-name="TL_20_Data" office:value-type="float" office:value="3352" calcext:value-type="float">
            <text:p>3352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ce40" office:value-type="float" office:value="94" calcext:value-type="float">
            <text:p>9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3" calcext:value-type="float">
            <text:p>6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4" calcext:value-type="float">
            <text:p>11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01" calcext:value-type="float">
            <text:p>40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939" calcext:value-type="float">
            <text:p>939</text:p>
          </table:table-cell>
          <table:table-cell table:style-name="TL_20_Data" office:value-type="float" office:value="912" calcext:value-type="float">
            <text:p>912</text:p>
          </table:table-cell>
          <table:table-cell table:style-name="TL_20_Data" office:value-type="float" office:value="1851" calcext:value-type="float">
            <text:p>1851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5" calcext:value-type="float">
            <text:p>13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6"/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663" calcext:value-type="float">
            <text:p>663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84" calcext:value-type="float">
            <text:p>58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464" calcext:value-type="float">
            <text:p>1464</text:p>
          </table:table-cell>
          <table:table-cell table:style-name="TL_20_Data" office:value-type="float" office:value="1396" calcext:value-type="float">
            <text:p>1396</text:p>
          </table:table-cell>
          <table:table-cell table:style-name="TL_20_Data" office:value-type="float" office:value="2860" calcext:value-type="float">
            <text:p>2860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1" calcext:value-type="float">
            <text:p>15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732" calcext:value-type="float">
            <text:p>73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Personen tijdelijk buiten de gem. verblijf houdende</text:p>
          </table:table-cell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878" calcext:value-type="float">
            <text:p>878</text:p>
          </table:table-cell>
          <table:table-cell table:style-name="TL_20_Data" office:value-type="float" office:value="776" calcext:value-type="float">
            <text:p>776</text:p>
          </table:table-cell>
          <table:table-cell table:style-name="TL_20_Data" office:value-type="float" office:value="1654" calcext:value-type="float">
            <text:p>165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448" calcext:value-type="float">
            <text:p>1448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4457" calcext:value-type="float">
            <text:p>4457</text:p>
          </table:table-cell>
          <table:table-cell table:style-name="TL_20_Data" office:value-type="float" office:value="4113" calcext:value-type="float">
            <text:p>4113</text:p>
          </table:table-cell>
          <table:table-cell table:style-name="TL_20_Data" office:value-type="float" office:value="8570" calcext:value-type="float">
            <text:p>8570</text:p>
          </table:table-cell>
          <table:table-cell table:style-name="TL_20_Data" office:value-type="float" office:value="39" calcext:value-type="float">
            <text:p>39</text:p>
          </table:table-cell>
          <table:table-cell table:style-name="ce40" office:value-type="float" office:value="42" calcext:value-type="float">
            <text:p>4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214" calcext:value-type="float">
            <text:p>2214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TL_20_Data" office:value-type="float" office:value="6078" calcext:value-type="float">
            <text:p>6078</text:p>
          </table:table-cell>
          <table:table-cell table:style-name="TL_20_Data" office:value-type="float" office:value="5846" calcext:value-type="float">
            <text:p>5846</text:p>
          </table:table-cell>
          <table:table-cell table:style-name="TL_20_Data" office:value-type="float" office:value="11924" calcext:value-type="float">
            <text:p>11924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ce40" office:value-type="float" office:value="136" calcext:value-type="float">
            <text:p>13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aconie-Armhuis der Ned. Herv. Gem.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33" calcext:value-type="float">
            <text:p>23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563" calcext:value-type="float">
            <text:p>563</text:p>
          </table:table-cell>
          <table:table-cell table:style-name="TL_20_Data" office:value-type="float" office:value="526" calcext:value-type="float">
            <text:p>526</text:p>
          </table:table-cell>
          <table:table-cell table:style-name="TL_20_Data" office:value-type="float" office:value="1089" calcext:value-type="float">
            <text:p>1089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1" calcext:value-type="float">
            <text:p>25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512" calcext:value-type="float">
            <text:p>512</text:p>
          </table:table-cell>
          <table:table-cell table:style-name="TL_20_Data" office:value-type="float" office:value="518" calcext:value-type="float">
            <text:p>518</text:p>
          </table:table-cell>
          <table:table-cell table:style-name="TL_20_Data" office:value-type="float" office:value="1030" calcext:value-type="float">
            <text:p>103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8" calcext:value-type="float">
            <text:p>8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V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0" calcext:value-type="float">
            <text:p>8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375" calcext:value-type="float">
            <text:p>375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1" calcext:value-type="float">
            <text:p>1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491" calcext:value-type="float">
            <text:p>491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7" calcext:value-type="float">
            <text:p>16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399" calcext:value-type="float">
            <text:p>399</text:p>
          </table:table-cell>
          <table:table-cell table:style-name="TL_20_Data" office:value-type="float" office:value="727" calcext:value-type="float">
            <text:p>727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I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21" calcext:value-type="float">
            <text:p>2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I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97" calcext:value-type="float">
            <text:p>29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638" calcext:value-type="float">
            <text:p>638</text:p>
          </table:table-cell>
          <table:table-cell table:style-name="TL_20_Data" office:value-type="float" office:value="687" calcext:value-type="float">
            <text:p>687</text:p>
          </table:table-cell>
          <table:table-cell table:style-name="TL_20_Data" office:value-type="float" office:value="1325" calcext:value-type="float">
            <text:p>1325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II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II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59" calcext:value-type="float">
            <text:p>459</text:p>
          </table:table-cell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926" calcext:value-type="float">
            <text:p>926</text:p>
          </table:table-cell>
          <table:table-cell table:style-name="TL_20_Data" office:value-type="float" office:value="1129" calcext:value-type="float">
            <text:p>1129</text:p>
          </table:table-cell>
          <table:table-cell table:style-name="TL_20_Data" office:value-type="float" office:value="2055" calcext:value-type="float">
            <text:p>2055</text:p>
          </table:table-cell>
          <table:table-cell table:style-name="TL_20_Data" office:value-type="float" office:value="60" calcext:value-type="float">
            <text:p>60</text:p>
          </table:table-cell>
          <table:table-cell table:style-name="ce40" office:value-type="float" office:value="43" calcext:value-type="float">
            <text:p>4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III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X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8" calcext:value-type="float">
            <text:p>17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704" calcext:value-type="float">
            <text:p>704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X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26" calcext:value-type="float">
            <text:p>26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az.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X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69" calcext:value-type="float">
            <text:p>69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X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X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3" calcext:value-type="float">
            <text:p>93</text:p>
          </table:table-cell>
          <table:table-cell table:style-name="TL_20_Data" table:number-columns-repeated="4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452" calcext:value-type="float">
            <text:p>452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XI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028" calcext:value-type="float">
            <text:p>2028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4337" calcext:value-type="float">
            <text:p>4337</text:p>
          </table:table-cell>
          <table:table-cell table:style-name="TL_20_Data" office:value-type="float" office:value="4748" calcext:value-type="float">
            <text:p>4748</text:p>
          </table:table-cell>
          <table:table-cell table:style-name="TL_20_Data" office:value-type="float" office:value="9085" calcext:value-type="float">
            <text:p>9085</text:p>
          </table:table-cell>
          <table:table-cell table:style-name="TL_20_Data" office:value-type="float" office:value="255" calcext:value-type="float">
            <text:p>255</text:p>
          </table:table-cell>
          <table:table-cell table:style-name="ce40" office:value-type="float" office:value="209" calcext:value-type="float">
            <text:p>20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V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X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X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XI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6" calcext:value-type="float">
            <text:p>5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XII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2" calcext:value-type="float">
            <text:p>4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XIII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95" calcext:value-type="float">
            <text:p>95</text:p>
          </table:table-cell>
          <table:table-cell table:style-name="TL_20_Data" table:number-columns-repeated="4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Woonwagens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number-columns-repeated="2" table:style-name="TL_20_Data" office:value-type="float" office:value="13" calcext:value-type="float">
            <text:p>1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Tijd. aanw. woonw.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Zonder vaste woning</text:p>
          </table:table-cell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19" calcext:value-type="float">
            <text:p>11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554" calcext:value-type="float">
            <text:p>554</text:p>
          </table:table-cell>
          <table:table-cell table:style-name="TL_20_Data" office:value-type="float" office:value="513" calcext:value-type="float">
            <text:p>513</text:p>
          </table:table-cell>
          <table:table-cell table:style-name="TL_20_Data" office:value-type="float" office:value="1067" calcext:value-type="float">
            <text:p>1067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147" calcext:value-type="float">
            <text:p>2147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893" calcext:value-type="float">
            <text:p>4893</text:p>
          </table:table-cell>
          <table:table-cell table:style-name="TL_20_Data" office:value-type="float" office:value="5261" calcext:value-type="float">
            <text:p>5261</text:p>
          </table:table-cell>
          <table:table-cell table:style-name="TL_20_Data" office:value-type="float" office:value="10154" calcext:value-type="float">
            <text:p>10154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ce40" office:value-type="float" office:value="227" calcext:value-type="float">
            <text:p>22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jeve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fd. Nijeveensche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7" calcext:value-type="float">
            <text:p>9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jeve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fd. Nijeveen bov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1" calcext:value-type="float">
            <text:p>4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jeve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fd. Kold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9" calcext:value-type="float">
            <text:p>6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jeve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fd. Kolderveen, bov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7" calcext:value-type="float">
            <text:p>6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jeve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fd. Kolderveen, boven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jeve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74" calcext:value-type="float">
            <text:p>27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648" calcext:value-type="float">
            <text:p>648</text:p>
          </table:table-cell>
          <table:table-cell table:style-name="TL_20_Data" office:value-type="float" office:value="609" calcext:value-type="float">
            <text:p>609</text:p>
          </table:table-cell>
          <table:table-cell table:style-name="TL_20_Data" office:value-type="float" office:value="1257" calcext:value-type="float">
            <text:p>1257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9" calcext:value-type="float">
            <text:p>12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535" calcext:value-type="float">
            <text:p>535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29" calcext:value-type="float">
            <text:p>12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535" calcext:value-type="float">
            <text:p>535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No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Peest, N.H. Arm-en werk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Peest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Norgervaa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" calcext:value-type="float">
            <text:p>2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Norgervaart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Zuidvelde, Tijd. aanw. Schip</text:p>
          </table:table-cell>
          <table:table-cell table:style-name="ce22"/>
          <table:table-cell/>
          <table:table-cell table:style-name="ce27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Westervelde, Tijd. aanw. Schip</text:p>
          </table:table-cell>
          <table:table-cell table:style-name="ce22"/>
          <table:table-cell/>
          <table:table-cell table:style-name="ce27" office:value-type="float" office:value="37" calcext:value-type="float">
            <text:p>3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Een, Tijd. aanw. Schip</text:p>
          </table:table-cell>
          <table:table-cell table:style-name="ce22"/>
          <table:table-cell/>
          <table:table-cell table:style-name="ce27" office:value-type="float" office:value="63" calcext:value-type="float">
            <text:p>6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Langelo, Tijd. aanw. Schip</text:p>
          </table:table-cell>
          <table:table-cell table:style-name="ce22"/>
          <table:table-cell/>
          <table:table-cell table:style-name="ce27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Veenhuizen, Tijd. aanw. Schip</text:p>
          </table:table-cell>
          <table:table-cell table:style-name="ce22"/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Veenhuizen, I. Gesticht</text:p>
          </table:table-cell>
          <table:table-cell table:style-name="ce22"/>
          <table:table-cell/>
          <table:table-cell table:style-name="ce27" office:value-type="float" office:value="48" calcext:value-type="float">
            <text:p>4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334" calcext:value-type="float">
            <text:p>1334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462" calcext:value-type="float">
            <text:p>1462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Veenhuizen, II. Inf. Kazern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66" calcext:value-type="float">
            <text:p>66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Veenhuizen, II. Gesticht</text:p>
          </table:table-cell>
          <table:table-cell table:style-name="ce22"/>
          <table:table-cell/>
          <table:table-cell table:style-name="ce27" office:value-type="float" office:value="69" calcext:value-type="float">
            <text:p>69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1164" calcext:value-type="float">
            <text:p>1164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1337" calcext:value-type="float">
            <text:p>1337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Veenhuizen, III. Gesticht</text:p>
          </table:table-cell>
          <table:table-cell table:style-name="ce22"/>
          <table:table-cell/>
          <table:table-cell table:style-name="ce27" office:value-type="float" office:value="57" calcext:value-type="float">
            <text:p>5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2"/>
          <table:table-cell table:style-name="TL_20_Data" office:value-type="float" office:value="1204" calcext:value-type="float">
            <text:p>1204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328" calcext:value-type="float">
            <text:p>1328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69" calcext:value-type="float">
            <text:p>36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235" calcext:value-type="float">
            <text:p>4235</text:p>
          </table:table-cell>
          <table:table-cell table:style-name="TL_20_Data" office:value-type="float" office:value="904" calcext:value-type="float">
            <text:p>904</text:p>
          </table:table-cell>
          <table:table-cell table:style-name="TL_20_Data" office:value-type="float" office:value="5139" calcext:value-type="float">
            <text:p>5139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ce40" office:value-type="float" office:value="29" calcext:value-type="float">
            <text:p>2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98" calcext:value-type="float">
            <text:p>49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500" calcext:value-type="float">
            <text:p>4500</text:p>
          </table:table-cell>
          <table:table-cell table:style-name="TL_20_Data" office:value-type="float" office:value="1177" calcext:value-type="float">
            <text:p>1177</text:p>
          </table:table-cell>
          <table:table-cell table:style-name="TL_20_Data" office:value-type="float" office:value="5677" calcext:value-type="float">
            <text:p>5677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ce40" office:value-type="float" office:value="33" calcext:value-type="float">
            <text:p>3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m- en werk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82" calcext:value-type="float">
            <text:p>8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lo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1" calcext:value-type="float">
            <text:p>9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485" calcext:value-type="float">
            <text:p>48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lth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5" calcext:value-type="float">
            <text:p>4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althermond, Kaz.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althermond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46" calcext:value-type="float">
            <text:p>14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713" calcext:value-type="float">
            <text:p>71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66" calcext:value-type="float">
            <text:p>36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962" calcext:value-type="float">
            <text:p>962</text:p>
          </table:table-cell>
          <table:table-cell table:style-name="TL_20_Data" office:value-type="float" office:value="872" calcext:value-type="float">
            <text:p>872</text:p>
          </table:table-cell>
          <table:table-cell table:style-name="TL_20_Data" office:value-type="float" office:value="1834" calcext:value-type="float">
            <text:p>1834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lo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lth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lijn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lijndijk, Woonwagens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aantj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doorn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8" calcext:value-type="float">
            <text:p>12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TL_20_Data" office:value-type="float" office:value="676" calcext:value-type="float">
            <text:p>67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doornerveen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lo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8" calcext:value-type="float">
            <text:p>10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590" calcext:value-type="float">
            <text:p>59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e Exloermo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9" calcext:value-type="float">
            <text:p>16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857" calcext:value-type="float">
            <text:p>857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e Exloermo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6" calcext:value-type="float">
            <text:p>27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766" calcext:value-type="float">
            <text:p>766</text:p>
          </table:table-cell>
          <table:table-cell table:style-name="TL_20_Data" office:value-type="float" office:value="734" calcext:value-type="float">
            <text:p>734</text:p>
          </table:table-cell>
          <table:table-cell table:style-name="TL_20_Data" office:value-type="float" office:value="1500" calcext:value-type="float">
            <text:p>1500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e Exloermond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e Exloermond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4"/>
          <table:table-cell table:style-name="TL_20_Data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alth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2" calcext:value-type="float">
            <text:p>13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345" calcext:value-type="float">
            <text:p>345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652" calcext:value-type="float">
            <text:p>65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altherveen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altherveen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4"/>
          <table:table-cell table:style-name="TL_20_Data" office:value-type="float" office:value="55" calcext:value-type="float">
            <text:p>55</text:p>
          </table:table-cell>
          <table:table-cell table:style-name="ce40" office:value-type="float" office:value="58" calcext:value-type="float">
            <text:p>5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andbe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althermo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40" calcext:value-type="float">
            <text:p>34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938" calcext:value-type="float">
            <text:p>938</text:p>
          </table:table-cell>
          <table:table-cell table:style-name="TL_20_Data" office:value-type="float" office:value="927" calcext:value-type="float">
            <text:p>927</text:p>
          </table:table-cell>
          <table:table-cell table:style-name="TL_20_Data" office:value-type="float" office:value="1865" calcext:value-type="float">
            <text:p>186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althermond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282" calcext:value-type="float">
            <text:p>128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TL_20_Data" office:value-type="float" office:value="3517" calcext:value-type="float">
            <text:p>3517</text:p>
          </table:table-cell>
          <table:table-cell table:style-name="TL_20_Data" office:value-type="float" office:value="3365" calcext:value-type="float">
            <text:p>3365</text:p>
          </table:table-cell>
          <table:table-cell table:style-name="TL_20_Data" office:value-type="float" office:value="6882" calcext:value-type="float">
            <text:p>6882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ce40" office:value-type="float" office:value="140" calcext:value-type="float">
            <text:p>14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648" calcext:value-type="float">
            <text:p>1648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TL_20_Data" office:value-type="float" office:value="4479" calcext:value-type="float">
            <text:p>4479</text:p>
          </table:table-cell>
          <table:table-cell table:style-name="TL_20_Data" office:value-type="float" office:value="4237" calcext:value-type="float">
            <text:p>4237</text:p>
          </table:table-cell>
          <table:table-cell table:style-name="TL_20_Data" office:value-type="float" office:value="8716" calcext:value-type="float">
            <text:p>8716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ce40" office:value-type="float" office:value="144" calcext:value-type="float">
            <text:p>14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 Oosterhessel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Geh. de Klen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Geh. Gee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2" calcext:value-type="float">
            <text:p>8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Geh. Zwinder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6" calcext:value-type="float">
            <text:p>2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Buurtsch. Zwindersche kanaa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Buurtsch. Zwindersche 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1" calcext:value-type="float">
            <text:p>2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Buurtsch. Zwindersche veld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86" calcext:value-type="float">
            <text:p>186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69" calcext:value-type="float">
            <text:p>569</text:p>
          </table:table-cell>
          <table:table-cell table:style-name="TL_20_Data" office:value-type="float" office:value="491" calcext:value-type="float">
            <text:p>491</text:p>
          </table:table-cell>
          <table:table-cell table:style-name="TL_20_Data" office:value-type="float" office:value="1060" calcext:value-type="float">
            <text:p>1060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Oosterhessel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Oosterhesselerbru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de Klen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Gee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Kanaa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Zwinder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Geeser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Zwindersche kanaa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Zwindersche 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84" calcext:value-type="float">
            <text:p>84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456" calcext:value-type="float">
            <text:p>45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70" calcext:value-type="float">
            <text:p>270</text:p>
          </table:table-cell>
          <table:table-cell table:style-name="TL_20_Data" table:number-columns-repeated="4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02" calcext:value-type="float">
            <text:p>802</text:p>
          </table:table-cell>
          <table:table-cell table:style-name="TL_20_Data" office:value-type="float" office:value="714" calcext:value-type="float">
            <text:p>714</text:p>
          </table:table-cell>
          <table:table-cell table:style-name="TL_20_Data" office:value-type="float" office:value="1516" calcext:value-type="float">
            <text:p>151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6" calcext:value-type="float">
            <text:p>166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820" calcext:value-type="float">
            <text:p>820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66" calcext:value-type="float">
            <text:p>166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820" calcext:value-type="float">
            <text:p>820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de Hor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de Pol, Arm- en werkhuis der Ned. Herv. Diac.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de Pol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69" calcext:value-type="float">
            <text:p>6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Wo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6" calcext:value-type="float">
            <text:p>26</text:p>
          </table:table-cell>
          <table:table-cell table:style-name="TL_20_Data" table:number-columns-repeated="7"/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Klund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3" calcext:value-type="float">
            <text:p>63</text:p>
          </table:table-cell>
          <table:table-cell table:style-name="TL_20_Data" table:number-columns-repeated="7"/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Klunderveen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83" calcext:value-type="float">
            <text:p>18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78" calcext:value-type="float">
            <text:p>478</text:p>
          </table:table-cell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921" calcext:value-type="float">
            <text:p>92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49" calcext:value-type="float">
            <text:p>34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01" calcext:value-type="float">
            <text:p>901</text:p>
          </table:table-cell>
          <table:table-cell table:style-name="TL_20_Data" office:value-type="float" office:value="840" calcext:value-type="float">
            <text:p>840</text:p>
          </table:table-cell>
          <table:table-cell table:style-name="TL_20_Data" office:value-type="float" office:value="1741" calcext:value-type="float">
            <text:p>1741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 Rod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1" calcext:value-type="float">
            <text:p>1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572" calcext:value-type="float">
            <text:p>572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Geh. Liever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number-columns-repeated="2" table:style-name="TL_20_Data" office:value-type="float" office:value="47" calcext:value-type="float">
            <text:p>47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Geh. Steenberg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Geh. Nieta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8" calcext:value-type="float">
            <text:p>2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Geh. Leutingewol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31" calcext:value-type="float">
            <text:p>31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Geh. Roderwol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" calcext:value-type="float">
            <text:p>2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03" calcext:value-type="float">
            <text:p>20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526" calcext:value-type="float">
            <text:p>526</text:p>
          </table:table-cell>
          <table:table-cell table:style-name="TL_20_Data" office:value-type="float" office:value="525" calcext:value-type="float">
            <text:p>525</text:p>
          </table:table-cell>
          <table:table-cell table:style-name="TL_20_Data" office:value-type="float" office:value="1051" calcext:value-type="float">
            <text:p>1051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Roden, Arm- en werk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Roden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45" calcext:value-type="float">
            <text:p>45</text:p>
          </table:table-cell>
          <table:table-cell table:style-name="TL_20_Data" table:number-columns-repeated="7"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Roden, Tijd. aanw. woonw.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Liever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Alteve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1" calcext:value-type="float">
            <text:p>31</text:p>
          </table:table-cell>
          <table:table-cell table:style-name="TL_20_Data" table:number-columns-repeated="7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Roderesch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Roder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2" calcext:value-type="float">
            <text:p>11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557" calcext:value-type="float">
            <text:p>557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Zult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Terheij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7" calcext:value-type="float">
            <text:p>5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Nieta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Leutingewol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6" calcext:value-type="float">
            <text:p>46</text:p>
          </table:table-cell>
          <table:table-cell table:style-name="TL_20_Data" table:number-columns-repeated="7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Leutingewolde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Fokswol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6" calcext:value-type="float">
            <text:p>66</text:p>
          </table:table-cell>
          <table:table-cell table:style-name="TL_20_Data" table:number-columns-repeated="7"/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Roderwol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Sandebuu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Matsloo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Matsloot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51" calcext:value-type="float">
            <text:p>45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09" calcext:value-type="float">
            <text:p>1109</text:p>
          </table:table-cell>
          <table:table-cell table:style-name="TL_20_Data" office:value-type="float" office:value="1056" calcext:value-type="float">
            <text:p>1056</text:p>
          </table:table-cell>
          <table:table-cell table:style-name="TL_20_Data" office:value-type="float" office:value="2165" calcext:value-type="float">
            <text:p>2165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654" calcext:value-type="float">
            <text:p>654</text:p>
          </table:table-cell>
          <table:table-cell table:style-name="TL_20_Data" office:value-type="float" office:value="11" calcext:value-type="float">
            <text:p>1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635" calcext:value-type="float">
            <text:p>1635</text:p>
          </table:table-cell>
          <table:table-cell table:style-name="TL_20_Data" office:value-type="float" office:value="1581" calcext:value-type="float">
            <text:p>1581</text:p>
          </table:table-cell>
          <table:table-cell table:style-name="TL_20_Data" office:value-type="float" office:value="3216" calcext:value-type="float">
            <text:p>3216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40" office:value-type="float" office:value="21" calcext:value-type="float">
            <text:p>2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Rol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5" calcext:value-type="float">
            <text:p>13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677" calcext:value-type="float">
            <text:p>67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rp Grol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9" calcext:value-type="float">
            <text:p>5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Schoonlo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Elderslo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Duurz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Bal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6" calcext:value-type="float">
            <text:p>2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Ballo, Woonwagen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58" calcext:value-type="float">
            <text:p>25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63" calcext:value-type="float">
            <text:p>763</text:p>
          </table:table-cell>
          <table:table-cell table:style-name="TL_20_Data" office:value-type="float" office:value="711" calcext:value-type="float">
            <text:p>711</text:p>
          </table:table-cell>
          <table:table-cell table:style-name="TL_20_Data" office:value-type="float" office:value="1474" calcext:value-type="float">
            <text:p>1474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Rol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rp Grollo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Schoonlo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Am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Ekehaa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Ele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Geelbr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Elderslo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Nijlan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Duurz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Bal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9" calcext:value-type="float">
            <text:p>69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411" calcext:value-type="float">
            <text:p>41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27" calcext:value-type="float">
            <text:p>32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979" calcext:value-type="float">
            <text:p>979</text:p>
          </table:table-cell>
          <table:table-cell table:style-name="TL_20_Data" office:value-type="float" office:value="906" calcext:value-type="float">
            <text:p>906</text:p>
          </table:table-cell>
          <table:table-cell table:style-name="TL_20_Data" office:value-type="float" office:value="1885" calcext:value-type="float">
            <text:p>1885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2" calcext:value-type="float">
            <text:p>10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02" calcext:value-type="float">
            <text:p>10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Wijkveld, Arm-en werkh.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Wijkveld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Gijsselt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Post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Hee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Oldenhav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Koekanger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Ruinerweid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Ruiner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Armwei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TL_20_Data" table:number-columns-repeated="7"/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Blank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Noordhar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Anser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Witte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Bendersch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Engela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8" calcext:value-type="float">
            <text:p>2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Waterleuz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Achter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1" calcext:value-type="float">
            <text:p>5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Geuzin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Ans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5" calcext:value-type="float">
            <text:p>4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Rheebrugg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Anserwei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. Anhol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. Kra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. Nui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. Eursin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. Bultin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. Pess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. Oost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h. Zwartschaa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5" calcext:value-type="float">
            <text:p>5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h. Pesser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h. Stuifza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49" calcext:value-type="float">
            <text:p>49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h. Stadterij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h. Tol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number-columns-repeated="2" table:style-name="TL_20_Data" office:value-type="float" office:value="24" calcext:value-type="float">
            <text:p>24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h. Fluitenbe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h. Kalenbe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h. Hondhan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h. Holthaa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h. Echt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2" calcext:value-type="float">
            <text:p>3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h. Echten, Tijdel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h. Echtingerbr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02" calcext:value-type="float">
            <text:p>60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612" calcext:value-type="float">
            <text:p>1612</text:p>
          </table:table-cell>
          <table:table-cell table:style-name="TL_20_Data" office:value-type="float" office:value="1448" calcext:value-type="float">
            <text:p>1448</text:p>
          </table:table-cell>
          <table:table-cell table:style-name="TL_20_Data" office:value-type="float" office:value="3060" calcext:value-type="float">
            <text:p>3060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704" calcext:value-type="float">
            <text:p>70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874" calcext:value-type="float">
            <text:p>1874</text:p>
          </table:table-cell>
          <table:table-cell table:style-name="TL_20_Data" office:value-type="float" office:value="1667" calcext:value-type="float">
            <text:p>1667</text:p>
          </table:table-cell>
          <table:table-cell table:style-name="TL_20_Data" office:value-type="float" office:value="3541" calcext:value-type="float">
            <text:p>3541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ijkhuiz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2" calcext:value-type="float">
            <text:p>9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erste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01" calcext:value-type="float">
            <text:p>10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438" calcext:value-type="float">
            <text:p>438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ostein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4" calcext:value-type="float">
            <text:p>54</text:p>
          </table:table-cell>
          <table:table-cell table:style-name="TL_20_Data" table:number-columns-repeated="7"/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uige Kluf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7" calcext:value-type="float">
            <text:p>7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ale Kluf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1" calcext:value-type="float">
            <text:p>7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iterhuiz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ijdenstei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raa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akswold, Diac. Armhuis der Ned. Herv. Gem.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akswold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43" calcext:value-type="float">
            <text:p>4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wee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weelo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oekhuiz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1" calcext:value-type="float">
            <text:p>5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eerwil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4" calcext:value-type="float">
            <text:p>54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83" calcext:value-type="float">
            <text:p>38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020" calcext:value-type="float">
            <text:p>1020</text:p>
          </table:table-cell>
          <table:table-cell table:style-name="TL_20_Data" office:value-type="float" office:value="966" calcext:value-type="float">
            <text:p>966</text:p>
          </table:table-cell>
          <table:table-cell table:style-name="TL_20_Data" office:value-type="float" office:value="1986" calcext:value-type="float">
            <text:p>198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84" calcext:value-type="float">
            <text:p>48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246" calcext:value-type="float">
            <text:p>1246</text:p>
          </table:table-cell>
          <table:table-cell table:style-name="TL_20_Data" office:value-type="float" office:value="1178" calcext:value-type="float">
            <text:p>1178</text:p>
          </table:table-cell>
          <table:table-cell table:style-name="TL_20_Data" office:value-type="float" office:value="2424" calcext:value-type="float">
            <text:p>242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ud Schoonebeek, Diaconie Arm-en werkhuis der N.H.G.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ud Schoonebeek, Kaz.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ud Schoonebeek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64" calcext:value-type="float">
            <text:p>16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473" calcext:value-type="float">
            <text:p>473</text:p>
          </table:table-cell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882" calcext:value-type="float">
            <text:p>882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ud Schoonebeek, Tijd. aanw. woonw.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choonebeeker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6" calcext:value-type="float">
            <text:p>5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euw Schoonebe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5" calcext:value-type="float">
            <text:p>15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442" calcext:value-type="float">
            <text:p>442</text:p>
          </table:table-cell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867" calcext:value-type="float">
            <text:p>867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77" calcext:value-type="float">
            <text:p>37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66" calcext:value-type="float">
            <text:p>1066</text:p>
          </table:table-cell>
          <table:table-cell table:style-name="TL_20_Data" office:value-type="float" office:value="985" calcext:value-type="float">
            <text:p>985</text:p>
          </table:table-cell>
          <table:table-cell table:style-name="TL_20_Data" office:value-type="float" office:value="2051" calcext:value-type="float">
            <text:p>2051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77" calcext:value-type="float">
            <text:p>37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67" calcext:value-type="float">
            <text:p>1067</text:p>
          </table:table-cell>
          <table:table-cell table:style-name="TL_20_Data" office:value-type="float" office:value="985" calcext:value-type="float">
            <text:p>985</text:p>
          </table:table-cell>
          <table:table-cell table:style-name="TL_20_Data" office:value-type="float" office:value="2052" calcext:value-type="float">
            <text:p>2052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l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0" calcext:value-type="float">
            <text:p>70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phoor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ordsl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2" calcext:value-type="float">
            <text:p>62</text:p>
          </table:table-cell>
          <table:table-cell table:style-name="TL_20_Data" table:number-columns-repeated="7"/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7" calcext:value-type="float">
            <text:p>47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choonoor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4" calcext:value-type="float">
            <text:p>6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choonoord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enoor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7" calcext:value-type="float">
            <text:p>3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enoord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n Hoo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99" calcext:value-type="float">
            <text:p>29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875" calcext:value-type="float">
            <text:p>875</text:p>
          </table:table-cell>
          <table:table-cell table:style-name="TL_20_Data" office:value-type="float" office:value="860" calcext:value-type="float">
            <text:p>860</text:p>
          </table:table-cell>
          <table:table-cell table:style-name="TL_20_Data" office:value-type="float" office:value="1735" calcext:value-type="float">
            <text:p>1735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0" office:value-type="float" office:value="29" calcext:value-type="float">
            <text:p>2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leen, Arm- en werk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leen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phoor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ordsl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oshaa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aantj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2" calcext:value-type="float">
            <text:p>3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pma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TL_20_Data" table:number-columns-repeated="7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m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choonoor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7" calcext:value-type="float">
            <text:p>6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enoor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4" calcext:value-type="float">
            <text:p>17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833" calcext:value-type="float">
            <text:p>833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enoord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enoord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enoord, Woonwagens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olslootsbru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1" calcext:value-type="float">
            <text:p>2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n Hoo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 Haa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chimmelarij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82" calcext:value-type="float">
            <text:p>38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number-columns-repeated="2"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09" calcext:value-type="float">
            <text:p>1009</text:p>
          </table:table-cell>
          <table:table-cell table:style-name="TL_20_Data" office:value-type="float" office:value="870" calcext:value-type="float">
            <text:p>870</text:p>
          </table:table-cell>
          <table:table-cell table:style-name="TL_20_Data" office:value-type="float" office:value="1879" calcext:value-type="float">
            <text:p>1879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681" calcext:value-type="float">
            <text:p>68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884" calcext:value-type="float">
            <text:p>1884</text:p>
          </table:table-cell>
          <table:table-cell table:style-name="TL_20_Data" office:value-type="float" office:value="1730" calcext:value-type="float">
            <text:p>1730</text:p>
          </table:table-cell>
          <table:table-cell table:style-name="TL_20_Data" office:value-type="float" office:value="3614" calcext:value-type="float">
            <text:p>3614</text:p>
          </table:table-cell>
          <table:table-cell table:style-name="TL_20_Data" office:value-type="float" office:value="45" calcext:value-type="float">
            <text:p>45</text:p>
          </table:table-cell>
          <table:table-cell table:style-name="ce40" office:value-type="float" office:value="33" calcext:value-type="float">
            <text:p>3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loost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9" calcext:value-type="float">
            <text:p>18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861" calcext:value-type="float">
            <text:p>861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loosterveen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jkersmil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0" calcext:value-type="float">
            <text:p>14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664" calcext:value-type="float">
            <text:p>664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29" calcext:value-type="float">
            <text:p>32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757" calcext:value-type="float">
            <text:p>757</text:p>
          </table:table-cell>
          <table:table-cell table:style-name="TL_20_Data" office:value-type="float" office:value="768" calcext:value-type="float">
            <text:p>768</text:p>
          </table:table-cell>
          <table:table-cell table:style-name="TL_20_Data" office:value-type="float" office:value="1525" calcext:value-type="float">
            <text:p>1525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0" office:value-type="float" office:value="27" calcext:value-type="float">
            <text:p>2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vensmil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7" calcext:value-type="float">
            <text:p>22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528" calcext:value-type="float">
            <text:p>528</text:p>
          </table:table-cell>
          <table:table-cell table:style-name="TL_20_Data" office:value-type="float" office:value="1106" calcext:value-type="float">
            <text:p>110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vensmilde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vensmilde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loosterveen, Arm-en werkh.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loosterveen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81" calcext:value-type="float">
            <text:p>18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930" calcext:value-type="float">
            <text:p>93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loosterveen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jkersmilde, Kaz.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jkersmilde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94" calcext:value-type="float">
            <text:p>9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443" calcext:value-type="float">
            <text:p>443</text:p>
          </table:table-cell>
          <table:table-cell table:style-name="TL_20_Data"/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oogersmil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7" calcext:value-type="float">
            <text:p>16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789" calcext:value-type="float">
            <text:p>789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oogersmilde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4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oogersmilde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4"/>
          <table:table-cell table:style-name="TL_20_Data" office:value-type="float" office:value="33" calcext:value-type="float">
            <text:p>33</text:p>
          </table:table-cell>
          <table:table-cell table:style-name="ce40" office:value-type="float" office:value="25" calcext:value-type="float">
            <text:p>2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71" calcext:value-type="float">
            <text:p>67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1851" calcext:value-type="float">
            <text:p>1851</text:p>
          </table:table-cell>
          <table:table-cell table:style-name="TL_20_Data" office:value-type="float" office:value="1611" calcext:value-type="float">
            <text:p>1611</text:p>
          </table:table-cell>
          <table:table-cell table:style-name="TL_20_Data" office:value-type="float" office:value="3462" calcext:value-type="float">
            <text:p>3462</text:p>
          </table:table-cell>
          <table:table-cell table:style-name="TL_20_Data" office:value-type="float" office:value="50" calcext:value-type="float">
            <text:p>50</text:p>
          </table:table-cell>
          <table:table-cell table:style-name="ce40" office:value-type="float" office:value="52" calcext:value-type="float">
            <text:p>5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000" calcext:value-type="float">
            <text:p>1000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TL_20_Data" office:value-type="float" office:value="2608" calcext:value-type="float">
            <text:p>2608</text:p>
          </table:table-cell>
          <table:table-cell table:style-name="TL_20_Data" office:value-type="float" office:value="2379" calcext:value-type="float">
            <text:p>2379</text:p>
          </table:table-cell>
          <table:table-cell table:style-name="TL_20_Data" office:value-type="float" office:value="4987" calcext:value-type="float">
            <text:p>4987</text:p>
          </table:table-cell>
          <table:table-cell table:style-name="TL_20_Data" office:value-type="float" office:value="78" calcext:value-type="float">
            <text:p>78</text:p>
          </table:table-cell>
          <table:table-cell table:style-name="ce40" office:value-type="float" office:value="79" calcext:value-type="float">
            <text:p>7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led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0" calcext:value-type="float">
            <text:p>7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0" calcext:value-type="float">
            <text:p>7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ledder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5" calcext:value-type="float">
            <text:p>4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ledd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2" calcext:value-type="float">
            <text:p>9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526" calcext:value-type="float">
            <text:p>52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oldersu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ater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ijensle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5" calcext:value-type="float">
            <text:p>6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353" calcext:value-type="float">
            <text:p>35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ijensleeker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4" calcext:value-type="float">
            <text:p>34</text:p>
          </table:table-cell>
          <table:table-cell table:style-name="TL_20_Data" table:number-columns-repeated="7"/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Frederiksoord, Kolonie der Maatsch. v. Weldadigheid</text:p>
          </table:table-cell>
          <table:table-cell table:style-name="ce22"/>
          <table:table-cell/>
          <table:table-cell table:style-name="ce27" office:value-type="float" office:value="20" calcext:value-type="float">
            <text:p>2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739" calcext:value-type="float">
            <text:p>739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Frederiksoord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74" calcext:value-type="float">
            <text:p>17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39" calcext:value-type="float">
            <text:p>43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2"/>
          <table:table-cell table:style-name="TL_20_Data" office:value-type="float" office:value="1298" calcext:value-type="float">
            <text:p>1298</text:p>
          </table:table-cell>
          <table:table-cell table:style-name="TL_20_Data" office:value-type="float" office:value="1083" calcext:value-type="float">
            <text:p>1083</text:p>
          </table:table-cell>
          <table:table-cell table:style-name="TL_20_Data" office:value-type="float" office:value="2381" calcext:value-type="float">
            <text:p>2381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40" office:value-type="float" office:value="30" calcext:value-type="float">
            <text:p>3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09" calcext:value-type="float">
            <text:p>50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1475" calcext:value-type="float">
            <text:p>1475</text:p>
          </table:table-cell>
          <table:table-cell table:style-name="TL_20_Data" office:value-type="float" office:value="1234" calcext:value-type="float">
            <text:p>1234</text:p>
          </table:table-cell>
          <table:table-cell table:style-name="TL_20_Data" office:value-type="float" office:value="2709" calcext:value-type="float">
            <text:p>2709</text:p>
          </table:table-cell>
          <table:table-cell table:style-name="TL_20_Data" office:value-type="float" office:value="38" calcext:value-type="float">
            <text:p>38</text:p>
          </table:table-cell>
          <table:table-cell table:style-name="ce40" office:value-type="float" office:value="32" calcext:value-type="float">
            <text:p>3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Vries, Diaconiehuis der N.H. Gem.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Vries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02" calcext:value-type="float">
            <text:p>10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Donder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IJ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7" calcext:value-type="float">
            <text:p>5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/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Tijnaar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Tijnaarlo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Zeegs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Taar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Zeij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9" calcext:value-type="float">
            <text:p>5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Ter Aar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70" calcext:value-type="float">
            <text:p>37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945" calcext:value-type="float">
            <text:p>945</text:p>
          </table:table-cell>
          <table:table-cell table:style-name="TL_20_Data" office:value-type="float" office:value="844" calcext:value-type="float">
            <text:p>844</text:p>
          </table:table-cell>
          <table:table-cell table:style-name="TL_20_Data" office:value-type="float" office:value="1789" calcext:value-type="float">
            <text:p>1789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21" calcext:value-type="float">
            <text:p>2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Vrie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2" calcext:value-type="float">
            <text:p>4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Donder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Bunn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Win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de Pun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7" calcext:value-type="float">
            <text:p>57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de Punt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IJ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Tijnaar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4" calcext:value-type="float">
            <text:p>6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Zeegs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Oudemol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Taar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Rhe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number-columns-repeated="2" table:style-name="TL_20_Data" office:value-type="float" office:value="12" calcext:value-type="float">
            <text:p>1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Benkoel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Ubbena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Zeij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Ter Aar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h. Zeij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74" calcext:value-type="float">
            <text:p>27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733" calcext:value-type="float">
            <text:p>733</text:p>
          </table:table-cell>
          <table:table-cell table:style-name="TL_20_Data" office:value-type="float" office:value="690" calcext:value-type="float">
            <text:p>690</text:p>
          </table:table-cell>
          <table:table-cell table:style-name="TL_20_Data" office:value-type="float" office:value="1423" calcext:value-type="float">
            <text:p>1423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17" calcext:value-type="float">
            <text:p>1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644" calcext:value-type="float">
            <text:p>64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678" calcext:value-type="float">
            <text:p>1678</text:p>
          </table:table-cell>
          <table:table-cell table:style-name="TL_20_Data" office:value-type="float" office:value="1534" calcext:value-type="float">
            <text:p>1534</text:p>
          </table:table-cell>
          <table:table-cell table:style-name="TL_20_Data" office:value-type="float" office:value="3212" calcext:value-type="float">
            <text:p>3212</text:p>
          </table:table-cell>
          <table:table-cell table:style-name="TL_20_Data" office:value-type="float" office:value="39" calcext:value-type="float">
            <text:p>39</text:p>
          </table:table-cell>
          <table:table-cell table:style-name="ce40" office:value-type="float" office:value="38" calcext:value-type="float">
            <text:p>3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4" calcext:value-type="float">
            <text:p>104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16" calcext:value-type="float">
            <text:p>316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623" calcext:value-type="float">
            <text:p>62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04" calcext:value-type="float">
            <text:p>104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16" calcext:value-type="float">
            <text:p>316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623" calcext:value-type="float">
            <text:p>62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Zwiggelt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7" calcext:value-type="float">
            <text:p>47</text:p>
          </table:table-cell>
          <table:table-cell table:style-name="TL_20_Data" table:number-columns-repeated="7"/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Elp, Arm-en werkhuis der N.H. Diac.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Elp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67" calcext:value-type="float">
            <text:p>67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Orvelt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Coehoor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7"/>
          <table:table-cell table:number-columns-repeated="2" table:style-name="TL_20_Data" office:value-type="float" office:value="28" calcext:value-type="float">
            <text:p>28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Coehoorn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Coehoorn, Tijd. aanw. woonw.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Eurzin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runtin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armin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alin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Mantin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3" calcext:value-type="float">
            <text:p>33</text:p>
          </table:table-cell>
          <table:table-cell table:style-name="TL_20_Data" table:number-columns-repeated="7"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Nieuweroor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7" calcext:value-type="float">
            <text:p>127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27" calcext:value-type="float">
            <text:p>327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656" calcext:value-type="float">
            <text:p>65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73" calcext:value-type="float">
            <text:p>373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045" calcext:value-type="float">
            <text:p>1045</text:p>
          </table:table-cell>
          <table:table-cell table:style-name="TL_20_Data" office:value-type="float" office:value="930" calcext:value-type="float">
            <text:p>930</text:p>
          </table:table-cell>
          <table:table-cell table:style-name="TL_20_Data" office:value-type="float" office:value="1975" calcext:value-type="float">
            <text:p>1975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77" calcext:value-type="float">
            <text:p>477</text:p>
          </table:table-cell>
          <table:table-cell table:style-name="TL_20_Data" table:number-columns-repeated="4"/>
          <table:table-cell table:style-name="TL_20_Data" office:value-type="float" office:value="17" calcext:value-type="float">
            <text:p>1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361" calcext:value-type="float">
            <text:p>1361</text:p>
          </table:table-cell>
          <table:table-cell table:style-name="TL_20_Data" office:value-type="float" office:value="1237" calcext:value-type="float">
            <text:p>1237</text:p>
          </table:table-cell>
          <table:table-cell table:style-name="TL_20_Data" office:value-type="float" office:value="2598" calcext:value-type="float">
            <text:p>2598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412" calcext:value-type="float">
            <text:p>41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0" calcext:value-type="float">
            <text:p>6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412" calcext:value-type="float">
            <text:p>41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pe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1" calcext:value-type="float">
            <text:p>31</text:p>
          </table:table-cell>
          <table:table-cell table:style-name="TL_20_Data" table:number-columns-repeated="7"/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ssenslui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emt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number-columns-repeated="2" table:style-name="TL_20_Data" office:value-type="float" office:value="13" calcext:value-type="float">
            <text:p>1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alwei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n Hof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oster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3" calcext:value-type="float">
            <text:p>23</text:p>
          </table:table-cell>
          <table:table-cell table:style-name="TL_20_Data" table:number-columns-repeated="7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ijkbrug, Arm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ijkbrug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table:number-columns-repeated="7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ijkbrug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ijkbrug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unnin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or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ehnin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vixhor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kkerij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hiphor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 Knijp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 Weterin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ldkam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lderij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jkstalligerhuiz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loeterij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number-columns-repeated="2" table:style-name="TL_20_Data" office:value-type="float" office:value="15" calcext:value-type="float">
            <text:p>1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g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number-columns-repeated="2" table:style-name="TL_20_Data" office:value-type="float" office:value="22" calcext:value-type="float">
            <text:p>22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gat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 Hoev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oge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 Oshaa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 Russ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 Eg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ge Linthor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uid Koekan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1" calcext:value-type="float">
            <text:p>4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ord Koekan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1" calcext:value-type="float">
            <text:p>4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ekanger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6" calcext:value-type="float">
            <text:p>3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/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choon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oog Linthor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ekanger Dwars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7" calcext:value-type="float">
            <text:p>47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Tijd. in Duitschland aanw. pers.</text:p>
          </table:table-cell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00" calcext:value-type="float">
            <text:p>40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165" calcext:value-type="float">
            <text:p>1165</text:p>
          </table:table-cell>
          <table:table-cell table:style-name="TL_20_Data" office:value-type="float" office:value="1076" calcext:value-type="float">
            <text:p>1076</text:p>
          </table:table-cell>
          <table:table-cell table:style-name="TL_20_Data" office:value-type="float" office:value="2241" calcext:value-type="float">
            <text:p>2241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60" calcext:value-type="float">
            <text:p>46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375" calcext:value-type="float">
            <text:p>1375</text:p>
          </table:table-cell>
          <table:table-cell table:style-name="TL_20_Data" office:value-type="float" office:value="1278" calcext:value-type="float">
            <text:p>1278</text:p>
          </table:table-cell>
          <table:table-cell table:style-name="TL_20_Data" office:value-type="float" office:value="2653" calcext:value-type="float">
            <text:p>2653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0" office:value-type="float" office:value="21" calcext:value-type="float">
            <text:p>2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1" calcext:value-type="float">
            <text:p>25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579" calcext:value-type="float">
            <text:p>579</text:p>
          </table:table-cell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1184" calcext:value-type="float">
            <text:p>1184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51" calcext:value-type="float">
            <text:p>25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584" calcext:value-type="float">
            <text:p>584</text:p>
          </table:table-cell>
          <table:table-cell table:style-name="TL_20_Data" office:value-type="float" office:value="607" calcext:value-type="float">
            <text:p>607</text:p>
          </table:table-cell>
          <table:table-cell table:style-name="TL_20_Data" office:value-type="float" office:value="1191" calcext:value-type="float">
            <text:p>1191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chuilingsoor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4" calcext:value-type="float">
            <text:p>64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dlaren, Diac. Arm-en werkh.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dlaren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82" calcext:value-type="float">
            <text:p>8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368" calcext:value-type="float">
            <text:p>368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 Groev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5" calcext:value-type="float">
            <text:p>5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 Groeve, Tijdel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uidlaard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6" calcext:value-type="float">
            <text:p>6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347" calcext:value-type="float">
            <text:p>34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nnenoord, Krankzinnige gestich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335" calcext:value-type="float">
            <text:p>33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nnenoord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88" calcext:value-type="float">
            <text:p>28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814" calcext:value-type="float">
            <text:p>814</text:p>
          </table:table-cell>
          <table:table-cell table:style-name="TL_20_Data" office:value-type="float" office:value="766" calcext:value-type="float">
            <text:p>766</text:p>
          </table:table-cell>
          <table:table-cell table:style-name="TL_20_Data" office:value-type="float" office:value="1580" calcext:value-type="float">
            <text:p>1580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39" calcext:value-type="float">
            <text:p>53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398" calcext:value-type="float">
            <text:p>1398</text:p>
          </table:table-cell>
          <table:table-cell table:style-name="TL_20_Data" office:value-type="float" office:value="1373" calcext:value-type="float">
            <text:p>1373</text:p>
          </table:table-cell>
          <table:table-cell table:style-name="TL_20_Data" office:value-type="float" office:value="2771" calcext:value-type="float">
            <text:p>2771</text:p>
          </table:table-cell>
          <table:table-cell table:style-name="TL_20_Data" office:value-type="float" office:value="56" calcext:value-type="float">
            <text:p>56</text:p>
          </table:table-cell>
          <table:table-cell table:style-name="ce40" office:value-type="float" office:value="27" calcext:value-type="float">
            <text:p>2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erkenbosch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3" calcext:value-type="float">
            <text:p>6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eenberg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6" calcext:value-type="float">
            <text:p>7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 Ar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ubbin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eenberg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" calcext:value-type="float">
            <text:p>22</text:p>
          </table:table-cell>
          <table:table-cell table:style-name="TL_20_Data" table:number-columns-repeated="7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erkenbosch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hotterhuiz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table:number-columns-repeated="7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in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l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i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ijstad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bbin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eperij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oembe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eening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3" calcext:value-type="float">
            <text:p>4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ge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3" calcext:value-type="float">
            <text:p>33</text:p>
          </table:table-cell>
          <table:table-cell table:style-name="TL_20_Data" table:number-columns-repeated="7"/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dderg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ildenbe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erken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5" calcext:value-type="float">
            <text:p>7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and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ambe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nder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i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3" calcext:value-type="float">
            <text:p>5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uile Riet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9" calcext:value-type="float">
            <text:p>39</text:p>
          </table:table-cell>
          <table:table-cell table:style-name="TL_20_Data" table:number-columns-repeated="7"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ardeland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chrap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oster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teve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teveer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teveer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sterveld, Diac. Arm- en werk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sterveld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51" calcext:value-type="float">
            <text:p>5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o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5" calcext:value-type="float">
            <text:p>3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rog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zui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ddel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" calcext:value-type="float">
            <text:p>17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mmenhov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37" calcext:value-type="float">
            <text:p>63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705" calcext:value-type="float">
            <text:p>1705</text:p>
          </table:table-cell>
          <table:table-cell table:style-name="TL_20_Data" office:value-type="float" office:value="1515" calcext:value-type="float">
            <text:p>1515</text:p>
          </table:table-cell>
          <table:table-cell table:style-name="TL_20_Data" office:value-type="float" office:value="3220" calcext:value-type="float">
            <text:p>3220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40" office:value-type="float" office:value="27" calcext:value-type="float">
            <text:p>2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713" calcext:value-type="float">
            <text:p>71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881" calcext:value-type="float">
            <text:p>1881</text:p>
          </table:table-cell>
          <table:table-cell table:style-name="TL_20_Data" office:value-type="float" office:value="1669" calcext:value-type="float">
            <text:p>1669</text:p>
          </table:table-cell>
          <table:table-cell table:style-name="TL_20_Data" office:value-type="float" office:value="3550" calcext:value-type="float">
            <text:p>3550</text:p>
          </table:table-cell>
          <table:table-cell table:style-name="TL_20_Data" office:value-type="float" office:value="52" calcext:value-type="float">
            <text:p>52</text:p>
          </table:table-cell>
          <table:table-cell table:style-name="ce40" office:value-type="float" office:value="33" calcext:value-type="float">
            <text:p>3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, Kaz. Kon. Marechaussee</text:p>
          </table:table-cell>
          <table:table-cell table:style-name="ce22"/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52" calcext:value-type="float">
            <text:p>5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4" calcext:value-type="float">
            <text:p>5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Benne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5" calcext:value-type="float">
            <text:p>35</text:p>
          </table:table-cell>
          <table:table-cell table:style-name="TL_20_Data" table:number-columns-repeated="7"/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Aald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5" calcext:value-type="float">
            <text:p>35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Mepp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5" calcext:value-type="float">
            <text:p>5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Wezu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1" calcext:value-type="float">
            <text:p>41</text:p>
          </table:table-cell>
          <table:table-cell table:style-name="TL_20_Data" table:number-columns-repeated="7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Wezuperbru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. Ellerts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90" calcext:value-type="float">
            <text:p>190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559" calcext:value-type="float">
            <text:p>559</text:p>
          </table:table-cell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1012" calcext:value-type="float">
            <text:p>101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44" calcext:value-type="float">
            <text:p>24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707" calcext:value-type="float">
            <text:p>707</text:p>
          </table:table-cell>
          <table:table-cell table:style-name="TL_20_Data" office:value-type="float" office:value="612" calcext:value-type="float">
            <text:p>612</text:p>
          </table:table-cell>
          <table:table-cell table:style-name="TL_20_Data" office:value-type="float" office:value="1319" calcext:value-type="float">
            <text:p>1319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-2000 inwoners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751" calcext:value-type="float">
            <text:p>75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119" calcext:value-type="float">
            <text:p>2119</text:p>
          </table:table-cell>
          <table:table-cell table:style-name="TL_20_Data" office:value-type="float" office:value="1952" calcext:value-type="float">
            <text:p>1952</text:p>
          </table:table-cell>
          <table:table-cell table:style-name="TL_20_Data" office:value-type="float" office:value="4071" calcext:value-type="float">
            <text:p>4071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0" office:value-type="float" office:value="23" calcext:value-type="float">
            <text:p>2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-2000 inwoners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839" calcext:value-type="float">
            <text:p>83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302" calcext:value-type="float">
            <text:p>2302</text:p>
          </table:table-cell>
          <table:table-cell table:style-name="TL_20_Data" office:value-type="float" office:value="2078" calcext:value-type="float">
            <text:p>2078</text:p>
          </table:table-cell>
          <table:table-cell table:style-name="TL_20_Data" office:value-type="float" office:value="4380" calcext:value-type="float">
            <text:p>4380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-2000 inwoners</text:p>
          </table:table-cell>
          <table:table-cell table:style-name="TL_20_RowHeader" office:value-type="string" calcext:value-type="string">
            <text:p>Ge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74" calcext:value-type="float">
            <text:p>27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648" calcext:value-type="float">
            <text:p>648</text:p>
          </table:table-cell>
          <table:table-cell table:style-name="TL_20_Data" office:value-type="float" office:value="609" calcext:value-type="float">
            <text:p>609</text:p>
          </table:table-cell>
          <table:table-cell table:style-name="TL_20_Data" office:value-type="float" office:value="1257" calcext:value-type="float">
            <text:p>1257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-2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864" calcext:value-type="float">
            <text:p>1864</text:p>
          </table:table-cell>
          <table:table-cell table:style-name="TL_20_Data" office:value-type="float" office:value="29" calcext:value-type="float">
            <text:p>29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5069" calcext:value-type="float">
            <text:p>5069</text:p>
          </table:table-cell>
          <table:table-cell table:style-name="TL_20_Data" office:value-type="float" office:value="4639" calcext:value-type="float">
            <text:p>4639</text:p>
          </table:table-cell>
          <table:table-cell table:style-name="TL_20_Data" office:value-type="float" office:value="9708" calcext:value-type="float">
            <text:p>9708</text:p>
          </table:table-cell>
          <table:table-cell table:style-name="TL_20_Data" office:value-type="float" office:value="56" calcext:value-type="float">
            <text:p>56</text:p>
          </table:table-cell>
          <table:table-cell table:style-name="ce40" office:value-type="float" office:value="47" calcext:value-type="float">
            <text:p>4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817" calcext:value-type="float">
            <text:p>4817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2783" calcext:value-type="float">
            <text:p>12783</text:p>
          </table:table-cell>
          <table:table-cell table:style-name="TL_20_Data" office:value-type="float" office:value="12199" calcext:value-type="float">
            <text:p>12199</text:p>
          </table:table-cell>
          <table:table-cell table:style-name="TL_20_Data" office:value-type="float" office:value="24982" calcext:value-type="float">
            <text:p>24982</text:p>
          </table:table-cell>
          <table:table-cell table:style-name="TL_20_Data" office:value-type="float" office:value="360" calcext:value-type="float">
            <text:p>360</text:p>
          </table:table-cell>
          <table:table-cell table:style-name="ce40" office:value-type="float" office:value="229" calcext:value-type="float">
            <text:p>22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6669" calcext:value-type="float">
            <text:p>6669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8070" calcext:value-type="float">
            <text:p>18070</text:p>
          </table:table-cell>
          <table:table-cell table:style-name="TL_20_Data" office:value-type="float" office:value="16161" calcext:value-type="float">
            <text:p>16161</text:p>
          </table:table-cell>
          <table:table-cell table:style-name="TL_20_Data" office:value-type="float" office:value="34231" calcext:value-type="float">
            <text:p>34231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ce40" office:value-type="float" office:value="288" calcext:value-type="float">
            <text:p>28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Ge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027" calcext:value-type="float">
            <text:p>102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765" calcext:value-type="float">
            <text:p>2765</text:p>
          </table:table-cell>
          <table:table-cell table:style-name="TL_20_Data" office:value-type="float" office:value="2461" calcext:value-type="float">
            <text:p>2461</text:p>
          </table:table-cell>
          <table:table-cell table:style-name="TL_20_Data" office:value-type="float" office:value="5226" calcext:value-type="float">
            <text:p>5226</text:p>
          </table:table-cell>
          <table:table-cell table:style-name="TL_20_Data" office:value-type="float" office:value="50" calcext:value-type="float">
            <text:p>50</text:p>
          </table:table-cell>
          <table:table-cell table:style-name="ce40" office:value-type="float" office:value="28" calcext:value-type="float">
            <text:p>2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0744.47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2513" calcext:value-type="float">
            <text:p>12513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3623" calcext:value-type="float">
            <text:p>33623</text:p>
          </table:table-cell>
          <table:table-cell table:style-name="TL_20_Data" office:value-type="float" office:value="30822" calcext:value-type="float">
            <text:p>30822</text:p>
          </table:table-cell>
          <table:table-cell table:style-name="TL_20_Data" office:value-type="float" office:value="64445" calcext:value-type="float">
            <text:p>64445</text:p>
          </table:table-cell>
          <table:table-cell table:style-name="TL_20_Data" office:value-type="float" office:value="779" calcext:value-type="float">
            <text:p>779</text:p>
          </table:table-cell>
          <table:table-cell table:style-name="ce40" office:value-type="float" office:value="545" calcext:value-type="float">
            <text:p>54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798" calcext:value-type="float">
            <text:p>1798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table:number-columns-repeated="2"/>
          <table:table-cell table:style-name="TL_20_Data" office:value-type="float" office:value="4600" calcext:value-type="float">
            <text:p>4600</text:p>
          </table:table-cell>
          <table:table-cell table:style-name="TL_20_Data" office:value-type="float" office:value="4352" calcext:value-type="float">
            <text:p>4352</text:p>
          </table:table-cell>
          <table:table-cell table:style-name="TL_20_Data" office:value-type="float" office:value="8952" calcext:value-type="float">
            <text:p>8952</text:p>
          </table:table-cell>
          <table:table-cell table:style-name="TL_20_Data" office:value-type="float" office:value="48" calcext:value-type="float">
            <text:p>48</text:p>
          </table:table-cell>
          <table:table-cell table:style-name="ce40" office:value-type="float" office:value="34" calcext:value-type="float">
            <text:p>3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772" calcext:value-type="float">
            <text:p>1772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146" calcext:value-type="float">
            <text:p>8146</text:p>
          </table:table-cell>
          <table:table-cell table:style-name="TL_20_Data" office:value-type="float" office:value="4596" calcext:value-type="float">
            <text:p>4596</text:p>
          </table:table-cell>
          <table:table-cell table:style-name="TL_20_Data" office:value-type="float" office:value="12742" calcext:value-type="float">
            <text:p>12742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ce40" office:value-type="float" office:value="198" calcext:value-type="float">
            <text:p>19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ce12" office:value-type="string" calcext:value-type="string">
            <office:annotation draw:style-name="gr2" draw:text-style-name="P2" svg:width="127.42pt" svg:height="125.23pt" svg:x="263.88pt" svg:y="10795.49pt" draw:caption-point-x="-12.08pt" draw:caption-point-y="7.77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570" calcext:value-type="float">
            <text:p>3570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749" calcext:value-type="float">
            <text:p>12749</text:p>
          </table:table-cell>
          <table:table-cell table:style-name="TL_20_Data" office:value-type="float" office:value="8948" calcext:value-type="float">
            <text:p>8948</text:p>
          </table:table-cell>
          <table:table-cell table:style-name="TL_20_Data" office:value-type="float" office:value="21697" calcext:value-type="float">
            <text:p>21697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ce40" office:value-type="float" office:value="232" calcext:value-type="float">
            <text:p>23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398" calcext:value-type="float">
            <text:p>4398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/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/>
          <table:table-cell table:style-name="TL_20_Data" office:value-type="float" office:value="9777" calcext:value-type="float">
            <text:p>9777</text:p>
          </table:table-cell>
          <table:table-cell table:style-name="TL_20_Data" office:value-type="float" office:value="10449" calcext:value-type="float">
            <text:p>10449</text:p>
          </table:table-cell>
          <table:table-cell table:style-name="TL_20_Data" office:value-type="float" office:value="20226" calcext:value-type="float">
            <text:p>20226</text:p>
          </table:table-cell>
          <table:table-cell table:style-name="TL_20_Data" office:value-type="float" office:value="630" calcext:value-type="float">
            <text:p>630</text:p>
          </table:table-cell>
          <table:table-cell table:style-name="ce40" office:value-type="float" office:value="453" calcext:value-type="float">
            <text:p>45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860" calcext:value-type="float">
            <text:p>5860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6673" calcext:value-type="float">
            <text:p>16673</text:p>
          </table:table-cell>
          <table:table-cell table:style-name="TL_20_Data" office:value-type="float" office:value="15781" calcext:value-type="float">
            <text:p>15781</text:p>
          </table:table-cell>
          <table:table-cell table:style-name="TL_20_Data" office:value-type="float" office:value="32454" calcext:value-type="float">
            <text:p>32454</text:p>
          </table:table-cell>
          <table:table-cell table:style-name="TL_20_Data" office:value-type="float" office:value="404" calcext:value-type="float">
            <text:p>404</text:p>
          </table:table-cell>
          <table:table-cell table:style-name="ce40" office:value-type="float" office:value="344" calcext:value-type="float">
            <text:p>34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0846.49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0258" calcext:value-type="float">
            <text:p>10258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6460" calcext:value-type="float">
            <text:p>26460</text:p>
          </table:table-cell>
          <table:table-cell table:style-name="TL_20_Data" office:value-type="float" office:value="26234" calcext:value-type="float">
            <text:p>26234</text:p>
          </table:table-cell>
          <table:table-cell table:style-name="TL_20_Data" office:value-type="float" office:value="52694" calcext:value-type="float">
            <text:p>52694</text:p>
          </table:table-cell>
          <table:table-cell table:style-name="TL_20_Data" office:value-type="float" office:value="1034" calcext:value-type="float">
            <text:p>1034</text:p>
          </table:table-cell>
          <table:table-cell table:style-name="ce40" office:value-type="float" office:value="797" calcext:value-type="float">
            <text:p>79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1764" calcext:value-type="float">
            <text:p>11764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630" calcext:value-type="float">
            <text:p>630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9279" calcext:value-type="float">
            <text:p>29279</text:p>
          </table:table-cell>
          <table:table-cell table:style-name="TL_20_Data" office:value-type="float" office:value="28952" calcext:value-type="float">
            <text:p>28952</text:p>
          </table:table-cell>
          <table:table-cell table:style-name="TL_20_Data" office:value-type="float" office:value="58231" calcext:value-type="float">
            <text:p>58231</text:p>
          </table:table-cell>
          <table:table-cell table:style-name="TL_20_Data" office:value-type="float" office:value="1066" calcext:value-type="float">
            <text:p>1066</text:p>
          </table:table-cell>
          <table:table-cell table:style-name="ce40" office:value-type="float" office:value="739" calcext:value-type="float">
            <text:p>73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5140" calcext:value-type="float">
            <text:p>15140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71" calcext:value-type="float">
            <text:p>371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45191" calcext:value-type="float">
            <text:p>45191</text:p>
          </table:table-cell>
          <table:table-cell table:style-name="TL_20_Data" office:value-type="float" office:value="38616" calcext:value-type="float">
            <text:p>38616</text:p>
          </table:table-cell>
          <table:table-cell table:style-name="TL_20_Data" office:value-type="float" office:value="83807" calcext:value-type="float">
            <text:p>83807</text:p>
          </table:table-cell>
          <table:table-cell table:style-name="TL_20_Data" office:value-type="float" office:value="1077" calcext:value-type="float">
            <text:p>1077</text:p>
          </table:table-cell>
          <table:table-cell table:style-name="ce40" office:value-type="float" office:value="845" calcext:value-type="float">
            <text:p>84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RowHeader" office:value-type="string" calcext:value-type="string">
            <text:p>Ge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301" calcext:value-type="float">
            <text:p>130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3" calcext:value-type="float">
            <text:p>4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413" calcext:value-type="float">
            <text:p>3413</text:p>
          </table:table-cell>
          <table:table-cell table:style-name="TL_20_Data" office:value-type="float" office:value="3070" calcext:value-type="float">
            <text:p>3070</text:p>
          </table:table-cell>
          <table:table-cell table:style-name="TL_20_Data" office:value-type="float" office:value="6483" calcext:value-type="float">
            <text:p>6483</text:p>
          </table:table-cell>
          <table:table-cell table:style-name="TL_20_Data" office:value-type="float" office:value="58" calcext:value-type="float">
            <text:p>58</text:p>
          </table:table-cell>
          <table:table-cell table:style-name="ce40" office:value-type="float" office:value="37" calcext:value-type="float">
            <text:p>3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0910.24pt" draw:caption-point-x="-12.08pt" draw:caption-point-y="7.77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DR</text:p>
          </table:table-cell>
          <table:table-cell table:style-name="ce55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Geheele Provincie</text:p>
          </table:table-cell>
          <table:table-cell table:style-name="ce13" office:value-type="string" calcext:value-type="string">
            <text:p>Algemeen totaal</text:p>
          </table:table-cell>
          <table:table-cell table:style-name="ce18" table:number-columns-repeated="2"/>
          <table:table-cell table:style-name="ce23"/>
          <table:table-cell/>
          <table:table-cell table:style-name="ce28" office:value-type="float" office:value="28205" calcext:value-type="float">
            <text:p>28205</text:p>
          </table:table-cell>
          <table:table-cell table:style-name="ce32" office:value-type="float" office:value="537" calcext:value-type="float">
            <text:p>53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044" calcext:value-type="float">
            <text:p>1044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77901" calcext:value-type="float">
            <text:p>77901</text:p>
          </table:table-cell>
          <table:table-cell table:style-name="ce32" office:value-type="float" office:value="70643" calcext:value-type="float">
            <text:p>70643</text:p>
          </table:table-cell>
          <table:table-cell table:style-name="ce32" office:value-type="float" office:value="148544" calcext:value-type="float">
            <text:p>148544</text:p>
          </table:table-cell>
          <table:table-cell table:style-name="ce32" office:value-type="float" office:value="2201" calcext:value-type="float">
            <text:p>2201</text:p>
          </table:table-cell>
          <table:table-cell table:style-name="ce41" office:value-type="float" office:value="1621" calcext:value-type="float">
            <text:p>1621</text:p>
          </table:table-cell>
          <table:table-cell table:style-name="ce46" office:value-type="string" calcext:value-type="string">
            <text:p>VT_1899</text:p>
          </table:table-cell>
          <table:table-cell table:style-name="ce50" office:value-type="string" calcext:value-type="string">
            <text:p>10_D1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string" calcext:value-type="string">
            <text:p>DR</text:p>
          </table:table-cell>
          <table:table-cell table:style-name="ce56" office:value-type="string" calcext:value-type="string">
            <text:p>03_0523</text:p>
          </table:table-cell>
          <table:table-cell table:number-columns-repeated="1000"/>
        </table:table-row>
        <table:table-row table:style-name="ro4" table:number-rows-repeated="10477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number:text>€ </number:text>
      <number:number number:decimal-places="0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0" number:min-integer-digits="1" number:grouping="true"/>
    </number:number-style>
    <number:number-style style:name="N124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4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number:text>€ </number:text>
      <number:number number:decimal-places="2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</number:number-style>
    <number:number-style style:name="N127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number number:decimal-places="0" number:min-integer-digits="1" number:grouping="true"/>
      <number:text>-</number:text>
    </number:number-style>
    <number:number-style style:name="N134P2" style:volatile="true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0" number:min-integer-digits="1" number:grouping="true"/>
    </number:number-style>
    <number:number-style style:name="N138P1" style:volatile="true">
      <number:text> € </number:text>
      <number:number number:decimal-places="0" number:min-integer-digits="1" number:grouping="true"/>
      <number:text>-</number:text>
    </number:number-style>
    <number:number-style style:name="N138P2" style:volatile="true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number number:decimal-places="2" number:min-integer-digits="1" number:grouping="true"/>
      <number:text>-</number:text>
    </number:number-style>
    <number:number-style style:name="N141P2" style:volatile="true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</number:number-style>
    <number:number-style style:name="N145P1" style:volatile="true">
      <number:text> € </number:text>
      <number:number number:decimal-places="2" number:min-integer-digits="1" number:grouping="true"/>
      <number:text>-</number:text>
    </number:number-style>
    <number:number-style style:name="N145P2" style:volatile="true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17:06:51.24409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display-name="PageStyle_Drenth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5-10-28T13:44:28</meta:creation-date>
    <dc:date>2015-03-30T17:07:34.122187000</dc:date>
    <meta:generator>LibreOffice/4.4.0.3$MacOSX_X86_64 LibreOffice_project/de093506bcdc5fafd9023ee680b8c60e3e0645d7</meta:generator>
    <meta:editing-duration>PT1M55S</meta:editing-duration>
    <meta:editing-cycles>2</meta:editing-cycles>
    <meta:document-statistic meta:table-count="1" meta:cell-count="12689" meta:object-count="0"/>
  </office:meta>
</office:document-meta>
</file>